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Calibri" svg:font-family="Calibri"/>
    <style:font-face style:name="Cambria" svg:font-family="Cambria"/>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dp1" style:family="drawing-page"/>
    <style:style style:name="gr1" style:family="graphic" style:parent-style-name="standard">
      <style:graphic-properties draw:stroke="none" draw:fill="solid" draw:fill-color="#1c1c1c" loext:decorative="false"/>
    </style:style>
    <style:style style:name="gr2" style:family="graphic" style:parent-style-name="standard">
      <style:graphic-properties draw:stroke="none" draw:fill="solid" draw:fill-color="#ffffff" loext:decorative="false"/>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loext:decorative="false"/>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387cm" fo:min-width="0.387cm" fo:padding-top="0cm" fo:padding-bottom="0cm" fo:padding-left="0cm" fo:padding-right="0cm" loext:decorative="false"/>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563cm" fo:min-width="0.563cm" fo:padding-top="0cm" fo:padding-bottom="0cm" fo:padding-left="0cm" fo:padding-right="0cm" loext:decorative="false"/>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775cm" fo:min-width="0.775cm" fo:padding-top="0cm" fo:padding-bottom="0cm" fo:padding-left="0cm" fo:padding-right="0cm" loext:decorative="false"/>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211cm" fo:min-width="0.211cm" fo:padding-top="0cm" fo:padding-bottom="0cm" fo:padding-left="0cm" fo:padding-right="0cm" loext:decorative="fals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317cm" fo:min-width="0.317cm" fo:padding-top="0cm" fo:padding-bottom="0cm" fo:padding-left="0cm" fo:padding-right="0cm"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369cm" fo:min-width="0.369cm" fo:padding-top="0cm" fo:padding-bottom="0cm" fo:padding-left="0cm" fo:padding-right="0cm"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74cm" fo:min-width="0.74cm" fo:padding-top="0cm" fo:padding-bottom="0cm" fo:padding-left="0cm" fo:padding-right="0cm" loext:decorative="false"/>
      <style:paragraph-properties style:writing-mode="lr-tb"/>
    </style:style>
    <style:style style:name="gr13" style:family="graphic" style:parent-style-name="standard">
      <style:graphic-properties draw:stroke="solid" svg:stroke-width="0.034cm" svg:stroke-color="#000000" draw:stroke-linejoin="miter" svg:stroke-linecap="butt" draw:fill="none" fo:padding-top="0.017cm" fo:padding-bottom="0.017cm" fo:padding-left="0.017cm" fo:padding-right="0.017cm" loext:decorative="false"/>
    </style:style>
    <style:style style:name="gr14" style:family="graphic" style:parent-style-name="standard">
      <style:graphic-properties draw:stroke="none" draw:fill="solid" draw:fill-color="#2d7fc1" loext:decorative="false"/>
    </style:style>
    <style:style style:name="gr15" style:family="graphic" style:parent-style-name="standard">
      <style:graphic-properties draw:stroke="solid" svg:stroke-width="0.034cm" svg:stroke-color="#1373e8" draw:stroke-linejoin="miter" svg:stroke-linecap="round" draw:fill="none" fo:padding-top="0.017cm" fo:padding-bottom="0.017cm" fo:padding-left="0.017cm" fo:padding-right="0.017cm" loext:decorative="false"/>
    </style:style>
    <style:style style:name="gr16" style:family="graphic" style:parent-style-name="standard">
      <style:graphic-properties draw:stroke="none" svg:stroke-color="#000000" draw:fill="none" draw:fill-color="#ffffff" draw:auto-grow-height="true" draw:auto-grow-width="false" fo:min-height="5.852cm" loext:decorative="false"/>
      <style:paragraph-properties style:writing-mode="lr-tb"/>
    </style:style>
    <style:style style:name="P1" style:family="paragraph">
      <loext:graphic-properties draw:fill="solid" draw:fill-color="#1c1c1c"/>
    </style:style>
    <style:style style:name="P2" style:family="paragraph">
      <loext:graphic-properties draw:fill="solid" draw:fill-color="#ffffff"/>
    </style:style>
    <style:style style:name="P3" style:family="paragraph">
      <style:paragraph-properties fo:text-align="start" style:writing-mode="lr-tb"/>
    </style:style>
    <style:style style:name="P4" style:family="paragraph">
      <loext:graphic-properties draw:fill="none"/>
      <style:text-properties fo:font-size="12pt" style:font-size-asian="12pt" style:font-size-complex="12pt"/>
    </style:style>
    <style:style style:name="P5" style:family="paragraph">
      <loext:graphic-properties draw:fill="none"/>
      <style:text-properties fo:font-size="11pt" style:font-size-asian="11pt" style:font-size-complex="11pt"/>
    </style:style>
    <style:style style:name="P6" style:family="paragraph">
      <loext:graphic-properties draw:fill="none"/>
      <style:text-properties fo:font-size="16pt" style:font-size-asian="16pt" style:font-size-complex="16pt"/>
    </style:style>
    <style:style style:name="P7" style:family="paragraph">
      <loext:graphic-properties draw:fill="none"/>
      <style:text-properties fo:font-size="8pt" style:font-size-asian="8pt" style:font-size-complex="8pt"/>
    </style:style>
    <style:style style:name="P8" style:family="paragraph">
      <loext:graphic-properties draw:fill="none"/>
      <style:text-properties fo:font-size="22pt" style:font-size-asian="22pt" style:font-size-complex="22pt"/>
    </style:style>
    <style:style style:name="P9" style:family="paragraph">
      <loext:graphic-properties draw:fill="none"/>
      <style:text-properties fo:font-size="6pt" style:font-size-asian="6pt" style:font-size-complex="6pt"/>
    </style:style>
    <style:style style:name="P10" style:family="paragraph">
      <loext:graphic-properties draw:fill="none"/>
      <style:text-properties fo:font-size="9pt" style:font-size-asian="9pt" style:font-size-complex="9pt"/>
    </style:style>
    <style:style style:name="P11" style:family="paragraph">
      <loext:graphic-properties draw:fill="none"/>
      <style:text-properties fo:font-size="10pt" style:font-size-asian="10pt" style:font-size-complex="10pt"/>
    </style:style>
    <style:style style:name="P12" style:family="paragraph">
      <loext:graphic-properties draw:fill="none"/>
      <style:text-properties fo:font-size="10.5pt" style:font-size-asian="10.5pt" style:font-size-complex="10.5pt"/>
    </style:style>
    <style:style style:name="P13" style:family="paragraph">
      <loext:graphic-properties draw:fill="none"/>
      <style:text-properties fo:font-size="21pt" style:font-size-asian="21pt" style:font-size-complex="21pt"/>
    </style:style>
    <style:style style:name="P14" style:family="paragraph">
      <loext:graphic-properties draw:fill="none"/>
    </style:style>
    <style:style style:name="P15" style:family="paragraph">
      <loext:graphic-properties draw:fill="solid" draw:fill-color="#2d7fc1"/>
    </style:style>
    <style:style style:name="P16" style:family="paragraph">
      <style:text-properties fo:color="#000000" loext:opacity="100%" fo:font-size="14pt" style:font-size-asian="14pt" style:font-size-complex="14pt"/>
    </style:style>
    <style:style style:name="P17" style:family="paragraph">
      <loext:graphic-properties draw:fill="none" draw:fill-color="#ffffff"/>
      <style:text-properties fo:color="#000000" loext:opacity="100%" fo:font-size="14pt" style:font-size-asian="14pt" style:font-size-complex="14pt"/>
    </style:style>
    <style:style style:name="T1" style:family="text">
      <style:text-properties fo:color="#366091" loext:opacity="100%" style:font-name="Calibri" fo:font-size="12pt" fo:font-weight="normal" style:font-name-asian="Calibri" style:font-size-asian="12pt" style:font-weight-asian="normal" style:font-name-complex="Calibri" style:font-size-complex="12pt" style:font-weight-complex="normal"/>
    </style:style>
    <style:style style:name="T2" style:family="text">
      <style:text-properties fo:color="#000000" loext:opacity="100%" style:font-name="Cambria" fo:font-size="12pt" fo:font-weight="normal" style:font-name-asian="Cambria" style:font-size-asian="12pt" style:font-weight-asian="normal" style:font-name-complex="Cambria" style:font-size-complex="12pt" style:font-weight-complex="normal"/>
    </style:style>
    <style:style style:name="T3" style:family="text">
      <style:text-properties fo:color="#000000" loext:opacity="100%" style:font-name="Calibri" fo:font-size="11pt" fo:font-weight="bold" style:font-name-asian="Calibri" style:font-size-asian="11pt" style:font-weight-asian="bold" style:font-name-complex="Calibri" style:font-size-complex="11pt" style:font-weight-complex="bold"/>
    </style:style>
    <style:style style:name="T4" style:family="text">
      <style:text-properties fo:color="#000000" loext:opacity="100%" style:font-name="Calibri" fo:font-size="11pt" fo:font-weight="normal" style:font-name-asian="Calibri" style:font-size-asian="11pt" style:font-weight-asian="normal" style:font-name-complex="Calibri" style:font-size-complex="11pt" style:font-weight-complex="normal"/>
    </style:style>
    <style:style style:name="T5" style:family="text">
      <style:text-properties fo:color="#000000" loext:opacity="100%" style:font-name="Arial" fo:font-size="11pt" fo:font-weight="normal" style:font-name-asian="Arial" style:font-size-asian="11pt" style:font-weight-asian="normal" style:font-name-complex="Arial" style:font-size-complex="11pt" style:font-weight-complex="normal"/>
    </style:style>
    <style:style style:name="T6" style:family="text">
      <style:text-properties fo:color="#366091" loext:opacity="100%" style:font-name="Calibri" fo:font-size="16pt" fo:font-weight="normal" style:font-name-asian="Calibri" style:font-size-asian="16pt" style:font-weight-asian="normal" style:font-name-complex="Calibri" style:font-size-complex="16pt" style:font-weight-complex="normal"/>
    </style:style>
    <style:style style:name="T7" style:family="text">
      <style:text-properties fo:color="#000000" loext:opacity="100%" style:font-name="Calibri" fo:font-size="8pt" fo:font-weight="normal" style:font-name-asian="Calibri" style:font-size-asian="8pt" style:font-weight-asian="normal" style:font-name-complex="Calibri" style:font-size-complex="8pt" style:font-weight-complex="normal"/>
    </style:style>
    <style:style style:name="T8" style:family="text">
      <style:text-properties fo:color="#000000" loext:opacity="100%" style:font-name="Calibri" fo:font-size="8pt" fo:font-weight="bold" style:font-name-asian="Calibri" style:font-size-asian="8pt" style:font-weight-asian="bold" style:font-name-complex="Calibri" style:font-size-complex="8pt" style:font-weight-complex="bold"/>
    </style:style>
    <style:style style:name="T9" style:family="text">
      <style:text-properties fo:color="#000000" loext:opacity="100%" style:font-name="Calibri" fo:font-size="12pt" fo:font-weight="normal" style:font-name-asian="Calibri" style:font-size-asian="12pt" style:font-weight-asian="normal" style:font-name-complex="Calibri" style:font-size-complex="12pt" style:font-weight-complex="normal"/>
    </style:style>
    <style:style style:name="T10" style:family="text">
      <style:text-properties fo:color="#000000" loext:opacity="100%" style:font-name="Calibri" fo:font-size="22pt" fo:font-weight="normal" style:font-name-asian="Calibri" style:font-size-asian="22pt" style:font-weight-asian="normal" style:font-name-complex="Calibri" style:font-size-complex="22pt" style:font-weight-complex="normal"/>
    </style:style>
    <style:style style:name="T11" style:family="text">
      <style:text-properties fo:color="#000000" loext:opacity="100%" style:font-name="Calibri" fo:font-size="6pt" fo:font-weight="normal" style:font-name-asian="Calibri" style:font-size-asian="6pt" style:font-weight-asian="normal" style:font-name-complex="Calibri" style:font-size-complex="6pt" style:font-weight-complex="normal"/>
    </style:style>
    <style:style style:name="T12" style:family="text">
      <style:text-properties fo:color="#000000" loext:opacity="100%" style:font-name="Arial" fo:font-size="9pt" fo:font-weight="normal" style:font-name-asian="Arial" style:font-size-asian="9pt" style:font-weight-asian="normal" style:font-name-complex="Arial" style:font-size-complex="9pt" style:font-weight-complex="normal"/>
    </style:style>
    <style:style style:name="T13" style:family="text">
      <style:text-properties fo:color="#000000" loext:opacity="100%" style:font-name="Calibri" fo:font-size="9pt" fo:font-weight="normal" style:font-name-asian="Calibri" style:font-size-asian="9pt" style:font-weight-asian="normal" style:font-name-complex="Calibri" style:font-size-complex="9pt" style:font-weight-complex="normal"/>
    </style:style>
    <style:style style:name="T14" style:family="text">
      <style:text-properties fo:color="#000000" loext:opacity="100%" style:font-name="Arial" fo:font-size="12pt" fo:font-weight="normal" style:font-name-asian="Arial" style:font-size-asian="12pt" style:font-weight-asian="normal" style:font-name-complex="Arial" style:font-size-complex="12pt" style:font-weight-complex="normal"/>
    </style:style>
    <style:style style:name="T15" style:family="text">
      <style:text-properties fo:color="#000000" loext:opacity="100%" style:font-name="Calibri" fo:font-size="10pt" fo:font-weight="normal" style:font-name-asian="Calibri" style:font-size-asian="10pt" style:font-weight-asian="normal" style:font-name-complex="Calibri" style:font-size-complex="10pt" style:font-weight-complex="normal"/>
    </style:style>
    <style:style style:name="T16" style:family="text">
      <style:text-properties fo:color="#000000" loext:opacity="100%" style:font-name="Times New Roman" fo:font-size="10.5pt" fo:font-weight="normal" style:font-name-asian="Times New Roman" style:font-size-asian="10.5pt" style:font-weight-asian="normal" style:font-name-complex="Times New Roman" style:font-size-complex="10.5pt" style:font-weight-complex="normal"/>
    </style:style>
    <style:style style:name="T17" style:family="text">
      <style:text-properties fo:color="#000000" loext:opacity="100%" style:font-name="Calibri" fo:font-size="21pt" fo:font-weight="normal" style:font-name-asian="Calibri" style:font-size-asian="21pt" style:font-weight-asian="normal" style:font-name-complex="Calibri" style:font-size-complex="21pt" style:font-weight-complex="normal"/>
    </style:style>
    <style:style style:name="T18" style:family="text">
      <style:text-properties fo:color="#000000" loext:opacity="100%" style:font-name="Times New Roman" fo:font-size="11pt" fo:font-weight="normal" style:font-name-asian="Times New Roman" style:font-size-asian="11pt" style:font-weight-asian="normal" style:font-name-complex="Times New Roman" style:font-size-complex="11pt" style:font-weight-complex="normal"/>
    </style:style>
    <style:style style:name="T19" style:family="text">
      <style:text-properties fo:color="#000000" loext:opacity="100%" fo:font-size="14pt" style:font-size-asian="14pt" style:font-size-complex="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21.023cm" svg:height="29.702cm" svg:x="0cm" svg:y="0cm" svg:viewBox="0 0 21024 29703" draw:points="0,0 21024,0 21024,29703 0,29703">
          <text:p/>
        </draw:polygon>
        <draw:polygon draw:style-name="gr2" draw:text-style-name="P2" draw:layer="layout" svg:width="21.007cm" svg:height="29.702cm" svg:x="0cm" svg:y="0cm" svg:viewBox="0 0 21008 29703" draw:points="0,0 21008,0 21008,29703 0,29703">
          <text:p/>
        </draw:polygon>
        <draw:frame draw:style-name="gr3" draw:text-style-name="P4" draw:layer="layout" svg:width="9.808cm" svg:height="0.425cm" svg:x="8.307cm" svg:y="1.343cm">
          <draw:text-box>
            <text:p text:style-name="P3"><text:span text:style-name="T1">TC2005B Construcción de software y toma de decisiones </text:span></text:p>
          </draw:text-box>
        </draw:frame>
        <draw:frame draw:style-name="gr3" draw:text-style-name="P4" draw:layer="layout" svg:width="4.218cm" svg:height="0.425cm" svg:x="13.887cm" svg:y="1.86cm">
          <draw:text-box>
            <text:p text:style-name="P3"><text:span text:style-name="T1">Coevaluación de equipo </text:span></text:p>
          </draw:text-box>
        </draw:frame>
        <draw:frame draw:style-name="gr3" draw:text-style-name="P4" draw:layer="layout" svg:width="0.422cm" svg:height="0.496cm" svg:x="3cm" svg:y="2.282cm">
          <draw:text-box>
            <text:p text:style-name="P3"><text:span text:style-name="T2"><text:s/></text:span></text:p>
          </draw:text-box>
        </draw:frame>
        <draw:frame draw:style-name="gr4" draw:text-style-name="P5" draw:layer="layout" svg:width="9.042cm" svg:height="0.39cm" svg:x="1.757cm" svg:y="2.865cm">
          <draw:text-box>
            <text:p text:style-name="P3"><text:span text:style-name="T3">Nombre del equipo y proyecto: </text:span><text:span text:style-name="T4">NEBULA, HRMS NUCLEA </text:span></text:p>
          </draw:text-box>
        </draw:frame>
        <draw:frame draw:style-name="gr4" draw:text-style-name="P5" draw:layer="layout" svg:width="0.387cm" svg:height="0.433cm" svg:x="10.737cm" svg:y="2.804cm">
          <draw:text-box>
            <text:p text:style-name="P3"><text:span text:style-name="T5"><text:s/></text:span></text:p>
          </draw:text-box>
        </draw:frame>
        <draw:frame draw:style-name="gr4" draw:text-style-name="P5" draw:layer="layout" svg:width="1.857cm" svg:height="0.779cm" svg:x="11.89cm" svg:y="2.865cm">
          <draw:text-box>
            <text:p text:style-name="P3"><text:span text:style-name="T3">A</text:span><text:span text:style-name="T3">v</text:span><text:span text:style-name="T3">a</text:span><text:span text:style-name="T3">n</text:span><text:span text:style-name="T3">c</text:span><text:span text:style-name="T3">e</text:span><text:span text:style-name="T3"> </text:span><text:span text:style-name="T3">#</text:span><text:span text:style-name="T3">:</text:span><text:span text:style-name="T3"> </text:span><text:span text:style-name="T3">4</text:span></text:p>
            <text:p text:style-name="P3"><text:span text:style-name="T3"><text:s/></text:span></text:p>
          </draw:text-box>
        </draw:frame>
        <draw:frame draw:style-name="gr5" draw:text-style-name="P6" draw:layer="layout" svg:width="4.8cm" svg:height="0.564cm" svg:x="1.757cm" svg:y="3.8cm">
          <draw:text-box>
            <text:p text:style-name="P3"><text:span text:style-name="T6">A</text:span><text:span text:style-name="T6">v</text:span><text:span text:style-name="T6">a</text:span><text:span text:style-name="T6">n</text:span><text:span text:style-name="T6">c</text:span><text:span text:style-name="T6">e</text:span><text:span text:style-name="T6"> </text:span><text:span text:style-name="T6">d</text:span><text:span text:style-name="T6">e</text:span><text:span text:style-name="T6">l</text:span><text:span text:style-name="T6"> </text:span><text:span text:style-name="T6">p</text:span><text:span text:style-name="T6">r</text:span><text:span text:style-name="T6">o</text:span><text:span text:style-name="T6">y</text:span><text:span text:style-name="T6">e</text:span><text:span text:style-name="T6">c</text:span><text:span text:style-name="T6">t</text:span><text:span text:style-name="T6">o</text:span><text:span text:style-name="T6"> </text:span></text:p>
          </draw:text-box>
        </draw:frame>
        <draw:frame draw:style-name="gr6" draw:text-style-name="P7" draw:layer="layout" svg:width="17.394cm" svg:height="0.285cm" svg:x="1.757cm" svg:y="4.428cm">
          <draw:text-box>
            <text:p text:style-name="P3"><text:span text:style-name="T7">*Los </text:span><text:span text:style-name="T7">porcentajes </text:span><text:span text:style-name="T7">deben estar </text:span><text:span text:style-name="T7">en función del </text:span><text:span text:style-name="T7">trabajo </text:span><text:span text:style-name="T8">terminado</text:span><text:span text:style-name="T7">, no </text:span><text:span text:style-name="T7">parcialidades </text:span><text:span text:style-name="T7">del trabajo, </text:span><text:span text:style-name="T7">por ejemplo, </text:span><text:span text:style-name="T7">30% SI es </text:span><text:span text:style-name="T7">válido para </text:span><text:span text:style-name="T7">decir 9 de 30 </text:span><text:span text:style-name="T7">CU. Pero </text:span></text:p>
          </draw:text-box>
        </draw:frame>
        <draw:frame draw:style-name="gr6" draw:text-style-name="P7" draw:layer="layout" svg:width="16.746cm" svg:height="0.285cm" svg:x="1.757cm" svg:y="4.773cm">
          <draw:text-box>
            <text:p text:style-name="P3"><text:span text:style-name="T7">u</text:span><text:span text:style-name="T7">n</text:span><text:span text:style-name="T7"> </text:span><text:span text:style-name="T7">p</text:span><text:span text:style-name="T7">o</text:span><text:span text:style-name="T7">r</text:span><text:span text:style-name="T7">c</text:span><text:span text:style-name="T7">e</text:span><text:span text:style-name="T7">n</text:span><text:span text:style-name="T7">t</text:span><text:span text:style-name="T7">a</text:span><text:span text:style-name="T7">j</text:span><text:span text:style-name="T7">e</text:span><text:span text:style-name="T7"> </text:span><text:span text:style-name="T7">q</text:span><text:span text:style-name="T7">u</text:span><text:span text:style-name="T7">e</text:span><text:span text:style-name="T7"> </text:span><text:span text:style-name="T7">r</text:span><text:span text:style-name="T7">e</text:span><text:span text:style-name="T7">p</text:span><text:span text:style-name="T7">r</text:span><text:span text:style-name="T7">e</text:span><text:span text:style-name="T7">s</text:span><text:span text:style-name="T7">e</text:span><text:span text:style-name="T7">n</text:span><text:span text:style-name="T7">t</text:span><text:span text:style-name="T7">e</text:span><text:span text:style-name="T7"> </text:span><text:span text:style-name="T7">“</text:span><text:span text:style-name="T7">a</text:span><text:span text:style-name="T7">v</text:span><text:span text:style-name="T7">a</text:span><text:span text:style-name="T7">n</text:span><text:span text:style-name="T7">c</text:span><text:span text:style-name="T7">e</text:span><text:span text:style-name="T7">s</text:span><text:span text:style-name="T7">” </text:span><text:span text:style-name="T7">c</text:span><text:span text:style-name="T7">o</text:span><text:span text:style-name="T7">m</text:span><text:span text:style-name="T7">o</text:span><text:span text:style-name="T7"> </text:span><text:span text:style-name="T7">9</text:span><text:span text:style-name="T7">.</text:span><text:span text:style-name="T7">5</text:span><text:span text:style-name="T7"> </text:span><text:span text:style-name="T7">d</text:span><text:span text:style-name="T7">e</text:span><text:span text:style-name="T7"> </text:span><text:span text:style-name="T7">3</text:span><text:span text:style-name="T7">0</text:span><text:span text:style-name="T7"> </text:span><text:span text:style-name="T7">C</text:span><text:span text:style-name="T7">U</text:span><text:span text:style-name="T7"> </text:span><text:span text:style-name="T7">N</text:span><text:span text:style-name="T7">O</text:span><text:span text:style-name="T7"> </text:span><text:span text:style-name="T7">e</text:span><text:span text:style-name="T7">s </text:span><text:span text:style-name="T7">v</text:span><text:span text:style-name="T7">á</text:span><text:span text:style-name="T7">l</text:span><text:span text:style-name="T7">i</text:span><text:span text:style-name="T7">d</text:span><text:span text:style-name="T7">o</text:span><text:span text:style-name="T7">, </text:span><text:span text:style-name="T7">p</text:span><text:span text:style-name="T7">o</text:span><text:span text:style-name="T7">r</text:span><text:span text:style-name="T7">q</text:span><text:span text:style-name="T7">u</text:span><text:span text:style-name="T7">e</text:span><text:span text:style-name="T7"> </text:span><text:span text:style-name="T7">u</text:span><text:span text:style-name="T7">n</text:span><text:span text:style-name="T7"> </text:span><text:span text:style-name="T7">d</text:span><text:span text:style-name="T7">e</text:span><text:span text:style-name="T7">c</text:span><text:span text:style-name="T7">i</text:span><text:span text:style-name="T7">m</text:span><text:span text:style-name="T7">a</text:span><text:span text:style-name="T7">l </text:span><text:span text:style-name="T7">d</text:span><text:span text:style-name="T7">e</text:span><text:span text:style-name="T7"> </text:span><text:span text:style-name="T7">C</text:span><text:span text:style-name="T7">U</text:span><text:span text:style-name="T7"> </text:span><text:span text:style-name="T7">(</text:span><text:span text:style-name="T7">.</text:span><text:span text:style-name="T7">5</text:span><text:span text:style-name="T7">) </text:span><text:span text:style-name="T7">N</text:span><text:span text:style-name="T7">O</text:span><text:span text:style-name="T7"> </text:span><text:span text:style-name="T7">e</text:span><text:span text:style-name="T7">s </text:span><text:span text:style-name="T7">t</text:span><text:span text:style-name="T7">r</text:span><text:span text:style-name="T7">a</text:span><text:span text:style-name="T7">b</text:span><text:span text:style-name="T7">a</text:span><text:span text:style-name="T7">j</text:span><text:span text:style-name="T7">o</text:span><text:span text:style-name="T7"> </text:span><text:span text:style-name="T7">t</text:span><text:span text:style-name="T7">e</text:span><text:span text:style-name="T7">r</text:span><text:span text:style-name="T7">m</text:span><text:span text:style-name="T7">i</text:span><text:span text:style-name="T7">n</text:span><text:span text:style-name="T7">a</text:span><text:span text:style-name="T7">d</text:span><text:span text:style-name="T7">o</text:span><text:span text:style-name="T7">. </text:span><text:span text:style-name="T8"><text:s/></text:span><text:span text:style-name="T8">P</text:span><text:span text:style-name="T8">r</text:span><text:span text:style-name="T8">o</text:span><text:span text:style-name="T8">v</text:span><text:span text:style-name="T8">e</text:span><text:span text:style-name="T8">e</text:span><text:span text:style-name="T8">r </text:span><text:span text:style-name="T8">d</text:span><text:span text:style-name="T8">a</text:span><text:span text:style-name="T8">t</text:span><text:span text:style-name="T8">o</text:span><text:span text:style-name="T8">s </text:span></text:p>
          </draw:text-box>
        </draw:frame>
        <draw:frame draw:style-name="gr6" draw:text-style-name="P7" draw:layer="layout" svg:width="3.373cm" svg:height="0.285cm" svg:x="1.757cm" svg:y="5.117cm">
          <draw:text-box>
            <text:p text:style-name="P3"><text:span text:style-name="T8">imprecisos se considera FIA. </text:span></text:p>
          </draw:text-box>
        </draw:frame>
        <draw:frame draw:style-name="gr3" draw:text-style-name="P4" draw:layer="layout" svg:width="1.39cm" svg:height="0.425cm" svg:x="3.558cm" svg:y="5.872cm">
          <draw:text-box>
            <text:p text:style-name="P3"><text:span text:style-name="T9">Análisis </text:span></text:p>
          </draw:text-box>
        </draw:frame>
        <draw:frame draw:style-name="gr3" draw:text-style-name="P4" draw:layer="layout" svg:width="1.277cm" svg:height="0.425cm" svg:x="6.657cm" svg:y="5.872cm">
          <draw:text-box>
            <text:p text:style-name="P3"><text:span text:style-name="T9">D</text:span><text:span text:style-name="T9">i</text:span><text:span text:style-name="T9">s</text:span><text:span text:style-name="T9">e</text:span><text:span text:style-name="T9">ñ</text:span><text:span text:style-name="T9">o</text:span><text:span text:style-name="T9"> </text:span></text:p>
          </draw:text-box>
        </draw:frame>
        <draw:frame draw:style-name="gr3" draw:text-style-name="P4" draw:layer="layout" svg:width="1.873cm" svg:height="0.425cm" svg:x="9.405cm" svg:y="5.872cm">
          <draw:text-box>
            <text:p text:style-name="P3"><text:span text:style-name="T9">D</text:span><text:span text:style-name="T9">e</text:span><text:span text:style-name="T9">s</text:span><text:span text:style-name="T9">a</text:span><text:span text:style-name="T9">r</text:span><text:span text:style-name="T9">r</text:span><text:span text:style-name="T9">o</text:span><text:span text:style-name="T9">l</text:span><text:span text:style-name="T9">l</text:span><text:span text:style-name="T9">o</text:span><text:span text:style-name="T9"> </text:span></text:p>
          </draw:text-box>
        </draw:frame>
        <draw:frame draw:style-name="gr3" draw:text-style-name="P4" draw:layer="layout" svg:width="1.488cm" svg:height="0.425cm" svg:x="12.637cm" svg:y="5.872cm">
          <draw:text-box>
            <text:p text:style-name="P3"><text:span text:style-name="T9">Prueba</text:span><text:span text:style-name="T9">s </text:span></text:p>
          </draw:text-box>
        </draw:frame>
        <draw:frame draw:style-name="gr3" draw:text-style-name="P4" draw:layer="layout" svg:width="2.005cm" svg:height="0.425cm" svg:x="12.382cm" svg:y="6.389cm">
          <draw:text-box>
            <text:p text:style-name="P3"><text:span text:style-name="T9"><text:s/></text:span><text:span text:style-name="T9">a</text:span><text:span text:style-name="T9">p</text:span><text:span text:style-name="T9">r</text:span><text:span text:style-name="T9">o</text:span><text:span text:style-name="T9">b</text:span><text:span text:style-name="T9">a</text:span><text:span text:style-name="T9">d</text:span><text:span text:style-name="T9">a</text:span><text:span text:style-name="T9">s</text:span><text:span text:style-name="T9"> </text:span></text:p>
          </draw:text-box>
        </draw:frame>
        <draw:frame draw:style-name="gr3" draw:text-style-name="P4" draw:layer="layout" svg:width="2.021cm" svg:height="0.425cm" svg:x="15.417cm" svg:y="5.872cm">
          <draw:text-box>
            <text:p text:style-name="P3"><text:span text:style-name="T9">Aceptación </text:span></text:p>
          </draw:text-box>
        </draw:frame>
        <draw:frame draw:style-name="gr7" draw:text-style-name="P8" draw:layer="layout" svg:width="1.909cm" svg:height="0.776cm" svg:x="3.337cm" svg:y="7.007cm">
          <draw:text-box>
            <text:p text:style-name="P3"><text:span text:style-name="T10">1</text:span><text:span text:style-name="T10">0</text:span><text:span text:style-name="T10">0</text:span><text:span text:style-name="T10">%</text:span><text:span text:style-name="T10"> </text:span></text:p>
          </draw:text-box>
        </draw:frame>
        <draw:frame draw:style-name="gr7" draw:text-style-name="P8" draw:layer="layout" svg:width="1.516cm" svg:height="0.776cm" svg:x="6.576cm" svg:y="7.007cm">
          <draw:text-box>
            <text:p text:style-name="P3"><text:span text:style-name="T10">6</text:span><text:span text:style-name="T10">3</text:span><text:span text:style-name="T10">%</text:span><text:span text:style-name="T10"> </text:span></text:p>
          </draw:text-box>
        </draw:frame>
        <draw:frame draw:style-name="gr7" draw:text-style-name="P8" draw:layer="layout" svg:width="1.516cm" svg:height="0.776cm" svg:x="9.816cm" svg:y="7.007cm">
          <draw:text-box>
            <text:p text:style-name="P3"><text:span text:style-name="T10">3</text:span><text:span text:style-name="T10">8</text:span><text:span text:style-name="T10">%</text:span><text:span text:style-name="T10"> </text:span></text:p>
          </draw:text-box>
        </draw:frame>
        <draw:frame draw:style-name="gr7" draw:text-style-name="P8" draw:layer="layout" svg:width="1.516cm" svg:height="0.776cm" svg:x="12.858cm" svg:y="7.007cm">
          <draw:text-box>
            <text:p text:style-name="P3"><text:span text:style-name="T10">3</text:span><text:span text:style-name="T10">0</text:span><text:span text:style-name="T10">%</text:span><text:span text:style-name="T10"> </text:span></text:p>
          </draw:text-box>
        </draw:frame>
        <draw:frame draw:style-name="gr7" draw:text-style-name="P8" draw:layer="layout" svg:width="1.124cm" svg:height="0.776cm" svg:x="15.901cm" svg:y="7.007cm">
          <draw:text-box>
            <text:p text:style-name="P3"><text:span text:style-name="T10">0% </text:span></text:p>
          </draw:text-box>
        </draw:frame>
        <draw:frame draw:style-name="gr8" draw:text-style-name="P9" draw:layer="layout" svg:width="0.211cm" svg:height="0.217cm" svg:x="1.757cm" svg:y="7.86cm">
          <draw:text-box>
            <text:p text:style-name="P3"><text:span text:style-name="T11"><text:s/></text:span></text:p>
          </draw:text-box>
        </draw:frame>
        <draw:frame draw:style-name="gr5" draw:text-style-name="P6" draw:layer="layout" svg:width="3.185cm" svg:height="0.564cm" svg:x="1.757cm" svg:y="8.618cm">
          <draw:text-box>
            <text:p text:style-name="P3"><text:span text:style-name="T6">C</text:span><text:span text:style-name="T6">o</text:span><text:span text:style-name="T6">e</text:span><text:span text:style-name="T6">v</text:span><text:span text:style-name="T6">a</text:span><text:span text:style-name="T6">l</text:span><text:span text:style-name="T6">u</text:span><text:span text:style-name="T6">a</text:span><text:span text:style-name="T6">c</text:span><text:span text:style-name="T6">i</text:span><text:span text:style-name="T6">ó</text:span><text:span text:style-name="T6">n</text:span><text:span text:style-name="T6"> </text:span></text:p>
          </draw:text-box>
        </draw:frame>
        <draw:frame draw:style-name="gr4" draw:text-style-name="P5" draw:layer="layout" svg:width="14.622cm" svg:height="0.39cm" svg:x="1.757cm" svg:y="9.269cm">
          <draw:text-box>
            <text:p text:style-name="P3"><text:span text:style-name="T4">Los integrantes del equipo colaboraron de manera equitativa en el período que se evalúa si: </text:span></text:p>
          </draw:text-box>
        </draw:frame>
        <draw:frame draw:style-name="gr4" draw:text-style-name="P5" draw:layer="layout" svg:width="0.387cm" svg:height="0.433cm" svg:x="1.757cm" svg:y="10.034cm">
          <draw:text-box>
            <text:p text:style-name="P3"><text:span text:style-name="T5">● </text:span></text:p>
          </draw:text-box>
        </draw:frame>
        <draw:frame draw:style-name="gr4" draw:text-style-name="P5" draw:layer="layout" svg:width="8.211cm" svg:height="0.39cm" svg:x="3.027cm" svg:y="10.095cm">
          <draw:text-box>
            <text:p text:style-name="P3"><text:span text:style-name="T4">Dedicaron un número similar de horas al proyecto. <text:s/></text:span></text:p>
          </draw:text-box>
        </draw:frame>
        <draw:frame draw:style-name="gr4" draw:text-style-name="P5" draw:layer="layout" svg:width="0.387cm" svg:height="0.433cm" svg:x="1.757cm" svg:y="10.508cm">
          <draw:text-box>
            <text:p text:style-name="P3"><text:span text:style-name="T5">● </text:span></text:p>
          </draw:text-box>
        </draw:frame>
        <draw:frame draw:style-name="gr4" draw:text-style-name="P5" draw:layer="layout" svg:width="9.157cm" svg:height="0.39cm" svg:x="3.027cm" svg:y="10.569cm">
          <draw:text-box>
            <text:p text:style-name="P3"><text:span text:style-name="T4">Realizaron su trabajo a tiempo y con la calidad requerida. </text:span></text:p>
          </draw:text-box>
        </draw:frame>
        <draw:frame draw:style-name="gr4" draw:text-style-name="P5" draw:layer="layout" svg:width="0.387cm" svg:height="0.433cm" svg:x="1.757cm" svg:y="10.981cm">
          <draw:text-box>
            <text:p text:style-name="P3"><text:span text:style-name="T5">●</text:span><text:span text:style-name="T5"> </text:span></text:p>
          </draw:text-box>
        </draw:frame>
        <draw:frame draw:style-name="gr4" draw:text-style-name="P5" draw:layer="layout" svg:width="15.341cm" svg:height="0.39cm" svg:x="3.027cm" svg:y="11.043cm">
          <draw:text-box>
            <text:p text:style-name="P3"><text:span text:style-name="T4">Validar</text:span><text:span text:style-name="T4">on y </text:span><text:span text:style-name="T4">corrigie</text:span><text:span text:style-name="T4">ron los </text:span><text:span text:style-name="T4">defecto</text:span><text:span text:style-name="T4">s </text:span><text:span text:style-name="T4">detecta</text:span><text:span text:style-name="T4">dos </text:span><text:span text:style-name="T4">tanto </text:span><text:span text:style-name="T4">en su </text:span><text:span text:style-name="T4">propio </text:span><text:span text:style-name="T4">trabajo </text:span><text:span text:style-name="T4">como </text:span><text:span text:style-name="T4">en el </text:span><text:span text:style-name="T4">trabajo </text:span><text:span text:style-name="T4">de </text:span></text:p>
          </draw:text-box>
        </draw:frame>
        <draw:frame draw:style-name="gr4" draw:text-style-name="P5" draw:layer="layout" svg:width="6.529cm" svg:height="0.39cm" svg:x="3.027cm" svg:y="11.516cm">
          <draw:text-box>
            <text:p text:style-name="P3"><text:span text:style-name="T4">cualquiera de los integrantes del </text:span><text:span text:style-name="T4">equipo. </text:span></text:p>
          </draw:text-box>
        </draw:frame>
        <draw:frame draw:style-name="gr4" draw:text-style-name="P5" draw:layer="layout" svg:width="0.387cm" svg:height="0.433cm" svg:x="1.757cm" svg:y="11.929cm">
          <draw:text-box>
            <text:p text:style-name="P3"><text:span text:style-name="T5">●</text:span><text:span text:style-name="T5"> </text:span></text:p>
          </draw:text-box>
        </draw:frame>
        <draw:frame draw:style-name="gr4" draw:text-style-name="P5" draw:layer="layout" svg:width="5.833cm" svg:height="0.39cm" svg:x="3.027cm" svg:y="11.99cm">
          <draw:text-box>
            <text:p text:style-name="P3"><text:span text:style-name="T4">A</text:span><text:span text:style-name="T4">p</text:span><text:span text:style-name="T4">o</text:span><text:span text:style-name="T4">r</text:span><text:span text:style-name="T4">t</text:span><text:span text:style-name="T4">a</text:span><text:span text:style-name="T4">r</text:span><text:span text:style-name="T4">o</text:span><text:span text:style-name="T4">n</text:span><text:span text:style-name="T4"> </text:span><text:span text:style-name="T4">i</text:span><text:span text:style-name="T4">d</text:span><text:span text:style-name="T4">e</text:span><text:span text:style-name="T4">a</text:span><text:span text:style-name="T4">s</text:span><text:span text:style-name="T4"> </text:span><text:span text:style-name="T4">v</text:span><text:span text:style-name="T4">a</text:span><text:span text:style-name="T4">l</text:span><text:span text:style-name="T4">i</text:span><text:span text:style-name="T4">o</text:span><text:span text:style-name="T4">s</text:span><text:span text:style-name="T4">a</text:span><text:span text:style-name="T4">s</text:span><text:span text:style-name="T4"> </text:span><text:span text:style-name="T4">a</text:span><text:span text:style-name="T4">l </text:span><text:span text:style-name="T4">p</text:span><text:span text:style-name="T4">r</text:span><text:span text:style-name="T4">o</text:span><text:span text:style-name="T4">y</text:span><text:span text:style-name="T4">e</text:span><text:span text:style-name="T4">c</text:span><text:span text:style-name="T4">t</text:span><text:span text:style-name="T4">o</text:span><text:span text:style-name="T4"> </text:span></text:p>
          </draw:text-box>
        </draw:frame>
        <draw:frame draw:style-name="gr4" draw:text-style-name="P5" draw:layer="layout" svg:width="0.387cm" svg:height="0.433cm" svg:x="1.757cm" svg:y="12.403cm">
          <draw:text-box>
            <text:p text:style-name="P3"><text:span text:style-name="T5">● </text:span></text:p>
          </draw:text-box>
        </draw:frame>
        <draw:frame draw:style-name="gr4" draw:text-style-name="P5" draw:layer="layout" svg:width="5.896cm" svg:height="0.39cm" svg:x="3.027cm" svg:y="12.464cm">
          <draw:text-box>
            <text:p text:style-name="P3"><text:span text:style-name="T4">A</text:span><text:span text:style-name="T4">s</text:span><text:span text:style-name="T4">i</text:span><text:span text:style-name="T4">s</text:span><text:span text:style-name="T4">t</text:span><text:span text:style-name="T4">i</text:span><text:span text:style-name="T4">e</text:span><text:span text:style-name="T4">r</text:span><text:span text:style-name="T4">o</text:span><text:span text:style-name="T4">n</text:span><text:span text:style-name="T4"> </text:span><text:span text:style-name="T4">a</text:span><text:span text:style-name="T4"> </text:span><text:span text:style-name="T4">l</text:span><text:span text:style-name="T4">a</text:span><text:span text:style-name="T4">s</text:span><text:span text:style-name="T4"> </text:span><text:span text:style-name="T4">r</text:span><text:span text:style-name="T4">e</text:span><text:span text:style-name="T4">u</text:span><text:span text:style-name="T4">n</text:span><text:span text:style-name="T4">i</text:span><text:span text:style-name="T4">o</text:span><text:span text:style-name="T4">n</text:span><text:span text:style-name="T4">e</text:span><text:span text:style-name="T4">s</text:span><text:span text:style-name="T4"> </text:span><text:span text:style-name="T4">d</text:span><text:span text:style-name="T4">e</text:span><text:span text:style-name="T4">l </text:span><text:span text:style-name="T4">e</text:span><text:span text:style-name="T4">q</text:span><text:span text:style-name="T4">u</text:span><text:span text:style-name="T4">i</text:span><text:span text:style-name="T4">p</text:span><text:span text:style-name="T4">o</text:span><text:span text:style-name="T4"> </text:span></text:p>
          </draw:text-box>
        </draw:frame>
        <draw:frame draw:style-name="gr4" draw:text-style-name="P5" draw:layer="layout" svg:width="11.893cm" svg:height="0.39cm" svg:x="1.757cm" svg:y="13.29cm">
          <draw:text-box>
            <text:p text:style-name="P3"><text:span text:style-name="T4">Los integrantes participaron en la proporción que se indica a continuación: </text:span></text:p>
          </draw:text-box>
        </draw:frame>
        <draw:frame draw:style-name="gr9" draw:text-style-name="P10" draw:layer="layout" svg:width="0.317cm" svg:height="0.357cm" svg:x="1.757cm" svg:y="13.698cm">
          <draw:text-box>
            <text:p text:style-name="P3"><text:span text:style-name="T12"><text:s/></text:span></text:p>
          </draw:text-box>
        </draw:frame>
        <draw:frame draw:style-name="gr9" draw:text-style-name="P10" draw:layer="layout" svg:width="6.395cm" svg:height="0.319cm" svg:x="3cm" svg:y="13.746cm">
          <draw:text-box>
            <text:p text:style-name="P3"><text:span text:style-name="T13">(La suma de </text:span><text:span text:style-name="T13">las </text:span><text:span text:style-name="T13">contribucion</text:span><text:span text:style-name="T13">es debe ser </text:span><text:span text:style-name="T13">el 100%) </text:span></text:p>
          </draw:text-box>
        </draw:frame>
        <draw:frame draw:style-name="gr3" draw:text-style-name="P4" draw:layer="layout" svg:width="0.422cm" svg:height="0.475cm" svg:x="1.757cm" svg:y="14.095cm">
          <draw:text-box>
            <text:p text:style-name="P3"><text:span text:style-name="T14"><text:s/></text:span></text:p>
          </draw:text-box>
        </draw:frame>
        <draw:frame draw:style-name="gr3" draw:text-style-name="P4" draw:layer="layout" svg:width="0.422cm" svg:height="0.425cm" svg:x="3cm" svg:y="14.159cm">
          <draw:text-box>
            <text:p text:style-name="P3"><text:span text:style-name="T9"><text:s/></text:span></text:p>
          </draw:text-box>
        </draw:frame>
        <draw:frame draw:style-name="gr10" draw:text-style-name="P11" draw:layer="layout" svg:width="0.352cm" svg:height="0.352cm" svg:x="6.797cm" svg:y="14.683cm">
          <draw:text-box>
            <text:p text:style-name="P3"><text:span text:style-name="T15"><text:s/></text:span></text:p>
          </draw:text-box>
        </draw:frame>
        <draw:frame draw:style-name="gr10" draw:text-style-name="P11" draw:layer="layout" svg:width="3.346cm" svg:height="0.352cm" svg:x="5.172cm" svg:y="15.114cm">
          <draw:text-box>
            <text:p text:style-name="P3"><text:span text:style-name="T15">Nombre </text:span><text:span text:style-name="T15">del </text:span><text:span text:style-name="T15">integrante </text:span></text:p>
          </draw:text-box>
        </draw:frame>
        <draw:frame draw:style-name="gr10" draw:text-style-name="P11" draw:layer="layout" svg:width="0.352cm" svg:height="0.352cm" svg:x="6.797cm" svg:y="15.544cm">
          <draw:text-box>
            <text:p text:style-name="P3"><text:span text:style-name="T15"><text:s/></text:span></text:p>
          </draw:text-box>
        </draw:frame>
        <draw:frame draw:style-name="gr10" draw:text-style-name="P11" draw:layer="layout" svg:width="3.196cm" svg:height="0.352cm" svg:x="10.944cm" svg:y="14.683cm">
          <draw:text-box>
            <text:p text:style-name="P3"><text:span text:style-name="T15">centaje de </text:span><text:span text:style-name="T15">contribució</text:span></text:p>
          </draw:text-box>
        </draw:frame>
        <draw:frame draw:style-name="gr10" draw:text-style-name="P11" draw:layer="layout" svg:width="2.975cm" svg:height="0.352cm" svg:x="14.45cm" svg:y="14.683cm">
          <draw:text-box>
            <text:p text:style-name="P3"><text:span text:style-name="T15">Firma de </text:span><text:span text:style-name="T15">aceptación </text:span></text:p>
          </draw:text-box>
        </draw:frame>
        <draw:frame draw:style-name="gr4" draw:text-style-name="P5" draw:layer="layout" svg:width="0.387cm" svg:height="0.39cm" svg:x="6.797cm" svg:y="16.013cm">
          <draw:text-box>
            <text:p text:style-name="P3"><text:span text:style-name="T4"><text:s/></text:span></text:p>
          </draw:text-box>
        </draw:frame>
        <draw:frame draw:style-name="gr11" draw:text-style-name="P12" draw:layer="layout" svg:width="6.538cm" svg:height="0.412cm" svg:x="3.557cm" svg:y="16.416cm">
          <draw:text-box>
            <text:p text:style-name="P3"><text:span text:style-name="T16">Andrea </text:span><text:span text:style-name="T16">Fátima </text:span><text:span text:style-name="T16">Figueroa </text:span><text:span text:style-name="T16">López </text:span><text:span text:style-name="T16">A0170684</text:span><text:span text:style-name="T16">4 </text:span></text:p>
          </draw:text-box>
        </draw:frame>
        <draw:frame draw:style-name="gr4" draw:text-style-name="P5" draw:layer="layout" svg:width="0.387cm" svg:height="0.39cm" svg:x="6.797cm" svg:y="16.913cm">
          <draw:text-box>
            <text:p text:style-name="P3"><text:span text:style-name="T4"><text:s/></text:span></text:p>
          </draw:text-box>
        </draw:frame>
        <draw:frame draw:style-name="gr12" draw:text-style-name="P13" draw:layer="layout" svg:width="1.283cm" svg:height="0.742cm" svg:x="11.845cm" svg:y="16.089cm">
          <draw:text-box>
            <text:p text:style-name="P3"><text:span text:style-name="T17">20%</text:span></text:p>
          </draw:text-box>
        </draw:frame>
        <draw:frame draw:style-name="gr4" draw:text-style-name="P5" draw:layer="layout" svg:width="0.387cm" svg:height="0.39cm" svg:x="13.126cm" svg:y="16.355cm">
          <draw:text-box>
            <text:p text:style-name="P3"><text:span text:style-name="T4"><text:s/></text:span></text:p>
          </draw:text-box>
        </draw:frame>
        <draw:frame draw:style-name="gr11" draw:text-style-name="P12" draw:layer="layout" svg:width="0.369cm" svg:height="0.412cm" svg:x="6.797cm" svg:y="17.342cm">
          <draw:text-box>
            <text:p text:style-name="P3"><text:span text:style-name="T16"><text:s/></text:span></text:p>
          </draw:text-box>
        </draw:frame>
        <draw:frame draw:style-name="gr11" draw:text-style-name="P12" draw:layer="layout" svg:width="5.065cm" svg:height="0.412cm" svg:x="4.304cm" svg:y="17.768cm">
          <draw:text-box>
            <text:p text:style-name="P3"><text:span text:style-name="T16">Alejandra </text:span><text:span text:style-name="T16">Arredondo </text:span><text:span text:style-name="T16">A0171143</text:span><text:span text:style-name="T16">4 </text:span></text:p>
          </draw:text-box>
        </draw:frame>
        <draw:frame draw:style-name="gr4" draw:text-style-name="P5" draw:layer="layout" svg:width="0.387cm" svg:height="0.39cm" svg:x="9.383cm" svg:y="17.808cm">
          <draw:text-box>
            <text:p text:style-name="P3"><text:span text:style-name="T4"><text:s/></text:span></text:p>
          </draw:text-box>
        </draw:frame>
        <draw:frame draw:style-name="gr4" draw:text-style-name="P5" draw:layer="layout" svg:width="0.387cm" svg:height="0.39cm" svg:x="6.797cm" svg:y="18.265cm">
          <draw:text-box>
            <text:p text:style-name="P3"><text:span text:style-name="T4"><text:s/></text:span></text:p>
          </draw:text-box>
        </draw:frame>
        <draw:frame draw:style-name="gr12" draw:text-style-name="P13" draw:layer="layout" svg:width="1.283cm" svg:height="0.742cm" svg:x="11.845cm" svg:y="17.489cm">
          <draw:text-box>
            <text:p text:style-name="P3"><text:span text:style-name="T17">20%</text:span></text:p>
          </draw:text-box>
        </draw:frame>
        <draw:frame draw:style-name="gr4" draw:text-style-name="P5" draw:layer="layout" svg:width="0.387cm" svg:height="0.39cm" svg:x="13.126cm" svg:y="17.755cm">
          <draw:text-box>
            <text:p text:style-name="P3"><text:span text:style-name="T4"><text:s/></text:span></text:p>
          </draw:text-box>
        </draw:frame>
        <draw:frame draw:style-name="gr11" draw:text-style-name="P12" draw:layer="layout" svg:width="0.369cm" svg:height="0.412cm" svg:x="6.797cm" svg:y="18.694cm">
          <draw:text-box>
            <text:p text:style-name="P3"><text:span text:style-name="T16"><text:s/></text:span></text:p>
          </draw:text-box>
        </draw:frame>
        <draw:frame draw:style-name="gr11" draw:text-style-name="P12" draw:layer="layout" svg:width="6.864cm" svg:height="0.412cm" svg:x="3.4cm" svg:y="19.12cm">
          <draw:text-box>
            <text:p text:style-name="P3"><text:span text:style-name="T16">Kamila </text:span><text:span text:style-name="T16">Jeannette </text:span><text:span text:style-name="T16">Martínez </text:span><text:span text:style-name="T16">Ibarra </text:span><text:span text:style-name="T16">A0171183</text:span><text:span text:style-name="T16">3 </text:span></text:p>
          </draw:text-box>
        </draw:frame>
        <draw:frame draw:style-name="gr11" draw:text-style-name="P12" draw:layer="layout" svg:width="0.369cm" svg:height="0.412cm" svg:x="6.797cm" svg:y="19.546cm">
          <draw:text-box>
            <text:p text:style-name="P3"><text:span text:style-name="T16"><text:s/></text:span></text:p>
          </draw:text-box>
        </draw:frame>
        <draw:frame draw:style-name="gr12" draw:text-style-name="P13" draw:layer="layout" svg:width="1.283cm" svg:height="0.742cm" svg:x="11.845cm" svg:y="18.841cm">
          <draw:text-box>
            <text:p text:style-name="P3"><text:span text:style-name="T17">20%</text:span></text:p>
          </draw:text-box>
        </draw:frame>
        <draw:frame draw:style-name="gr4" draw:text-style-name="P5" draw:layer="layout" svg:width="0.387cm" svg:height="0.39cm" svg:x="13.126cm" svg:y="19.107cm">
          <draw:text-box>
            <text:p text:style-name="P3"><text:span text:style-name="T4"><text:s/></text:span></text:p>
          </draw:text-box>
        </draw:frame>
        <draw:frame draw:style-name="gr11" draw:text-style-name="P12" draw:layer="layout" svg:width="0.369cm" svg:height="0.412cm" svg:x="6.797cm" svg:y="19.998cm">
          <draw:text-box>
            <text:p text:style-name="P3"><text:span text:style-name="T16"><text:s/></text:span></text:p>
          </draw:text-box>
        </draw:frame>
        <draw:frame draw:style-name="gr11" draw:text-style-name="P12" draw:layer="layout" svg:width="5.238cm" svg:height="0.412cm" svg:x="4.249cm" svg:y="20.488cm">
          <draw:text-box>
            <text:p text:style-name="P3"><text:span text:style-name="T16">Yessica </text:span><text:span text:style-name="T16">Lora </text:span><text:span text:style-name="T16">Vazquez </text:span><text:span text:style-name="T16">A0127357</text:span><text:span text:style-name="T16">4 </text:span></text:p>
          </draw:text-box>
        </draw:frame>
        <draw:frame draw:style-name="gr11" draw:text-style-name="P12" draw:layer="layout" svg:width="0.369cm" svg:height="0.412cm" svg:x="6.797cm" svg:y="20.978cm">
          <draw:text-box>
            <text:p text:style-name="P3"><text:span text:style-name="T16"><text:s/></text:span></text:p>
          </draw:text-box>
        </draw:frame>
        <draw:frame draw:style-name="gr12" draw:text-style-name="P13" draw:layer="layout" svg:width="1.283cm" svg:height="0.742cm" svg:x="11.845cm" svg:y="20.145cm">
          <draw:text-box>
            <text:p text:style-name="P3"><text:span text:style-name="T17">20%</text:span></text:p>
          </draw:text-box>
        </draw:frame>
        <draw:frame draw:style-name="gr4" draw:text-style-name="P5" draw:layer="layout" svg:width="0.387cm" svg:height="0.39cm" svg:x="13.126cm" svg:y="20.412cm">
          <draw:text-box>
            <text:p text:style-name="P3"><text:span text:style-name="T4"><text:s/></text:span></text:p>
          </draw:text-box>
        </draw:frame>
        <draw:frame draw:style-name="gr4" draw:text-style-name="P5" draw:layer="layout" svg:width="0.387cm" svg:height="0.433cm" svg:x="6.797cm" svg:y="21.496cm">
          <draw:text-box>
            <text:p text:style-name="P3"><text:span text:style-name="T18"><text:s/></text:span></text:p>
          </draw:text-box>
        </draw:frame>
        <draw:frame draw:style-name="gr4" draw:text-style-name="P5" draw:layer="layout" svg:width="6.471cm" svg:height="0.433cm" svg:x="3.637cm" svg:y="21.942cm">
          <draw:text-box>
            <text:p text:style-name="P3"><text:span text:style-name="T18">Santiago </text:span><text:span text:style-name="T18">Alducin </text:span><text:span text:style-name="T18">Villaseñor </text:span><text:span text:style-name="T18">A0170712</text:span><text:span text:style-name="T18">2 </text:span></text:p>
          </draw:text-box>
        </draw:frame>
        <draw:frame draw:style-name="gr4" draw:text-style-name="P5" draw:layer="layout" svg:width="0.387cm" svg:height="0.39cm" svg:x="6.797cm" svg:y="22.458cm">
          <draw:text-box>
            <text:p text:style-name="P3"><text:span text:style-name="T4"><text:s/></text:span></text:p>
          </draw:text-box>
        </draw:frame>
        <draw:frame draw:style-name="gr12" draw:text-style-name="P13" draw:layer="layout" svg:width="1.283cm" svg:height="0.742cm" svg:x="11.845cm" svg:y="21.641cm">
          <draw:text-box>
            <text:p text:style-name="P3"><text:span text:style-name="T17">20%</text:span></text:p>
          </draw:text-box>
        </draw:frame>
        <draw:frame draw:style-name="gr4" draw:text-style-name="P5" draw:layer="layout" svg:width="0.387cm" svg:height="0.39cm" svg:x="13.126cm" svg:y="21.908cm">
          <draw:text-box>
            <text:p text:style-name="P3"><text:span text:style-name="T4"><text:s/></text:span></text:p>
          </draw:text-box>
        </draw:frame>
        <draw:frame draw:style-name="gr5" draw:text-style-name="P6" draw:layer="layout" svg:width="0.563cm" svg:height="0.564cm" svg:x="1.757cm" svg:y="22.996cm">
          <draw:text-box>
            <text:p text:style-name="P3"><text:span text:style-name="T6"><text:s/></text:span></text:p>
          </draw:text-box>
        </draw:frame>
        <draw:frame draw:style-name="gr5" draw:text-style-name="P6" draw:layer="layout" svg:width="3.63cm" svg:height="0.564cm" svg:x="1.757cm" svg:y="23.685cm">
          <draw:text-box>
            <text:p text:style-name="P3"><text:span text:style-name="T6">Observ</text:span><text:span text:style-name="T6">acione</text:span><text:span text:style-name="T6">s: </text:span></text:p>
          </draw:text-box>
        </draw:frame>
        <draw:line draw:style-name="gr13" draw:text-style-name="P14" draw:layer="layout" svg:x1="2.803cm" svg:y1="5.75cm" svg:x2="2.803cm" svg:y2="7.796cm">
          <text:p/>
        </draw:line>
        <draw:line draw:style-name="gr13" draw:text-style-name="P14" draw:layer="layout" svg:x1="5.873cm" svg:y1="5.75cm" svg:x2="5.873cm" svg:y2="7.796cm">
          <text:p/>
        </draw:line>
        <draw:line draw:style-name="gr13" draw:text-style-name="P14" draw:layer="layout" svg:x1="8.907cm" svg:y1="5.75cm" svg:x2="8.907cm" svg:y2="7.796cm">
          <text:p/>
        </draw:line>
        <draw:line draw:style-name="gr13" draw:text-style-name="P14" draw:layer="layout" svg:x1="11.94cm" svg:y1="5.75cm" svg:x2="11.94cm" svg:y2="7.796cm">
          <text:p/>
        </draw:line>
        <draw:line draw:style-name="gr13" draw:text-style-name="P14" draw:layer="layout" svg:x1="14.974cm" svg:y1="5.75cm" svg:x2="14.974cm" svg:y2="7.796cm">
          <text:p/>
        </draw:line>
        <draw:line draw:style-name="gr13" draw:text-style-name="P14" draw:layer="layout" svg:x1="18.043cm" svg:y1="5.75cm" svg:x2="18.043cm" svg:y2="7.796cm">
          <text:p/>
        </draw:line>
        <draw:line draw:style-name="gr13" draw:text-style-name="P14" draw:layer="layout" svg:x1="2.785cm" svg:y1="5.767cm" svg:x2="18.025cm" svg:y2="5.767cm">
          <text:p/>
        </draw:line>
        <draw:line draw:style-name="gr13" draw:text-style-name="P14" draw:layer="layout" svg:x1="2.785cm" svg:y1="6.826cm" svg:x2="18.025cm" svg:y2="6.826cm">
          <text:p/>
        </draw:line>
        <draw:line draw:style-name="gr13" draw:text-style-name="P14" draw:layer="layout" svg:x1="2.785cm" svg:y1="7.778cm" svg:x2="18.025cm" svg:y2="7.778cm">
          <text:p/>
        </draw:line>
        <draw:line draw:style-name="gr13" draw:text-style-name="P14" draw:layer="layout" svg:x1="2.803cm" svg:y1="14.569cm" svg:x2="2.803cm" svg:y2="22.86cm">
          <text:p/>
        </draw:line>
        <draw:line draw:style-name="gr13" draw:text-style-name="P14" draw:layer="layout" svg:x1="11.058cm" svg:y1="14.569cm" svg:x2="11.058cm" svg:y2="22.86cm">
          <text:p/>
        </draw:line>
        <draw:line draw:style-name="gr13" draw:text-style-name="P14" draw:layer="layout" svg:x1="14.021cm" svg:y1="14.569cm" svg:x2="14.021cm" svg:y2="22.86cm">
          <text:p/>
        </draw:line>
        <draw:line draw:style-name="gr13" draw:text-style-name="P14" draw:layer="layout" svg:x1="18.043cm" svg:y1="14.569cm" svg:x2="18.043cm" svg:y2="22.86cm">
          <text:p/>
        </draw:line>
        <draw:line draw:style-name="gr13" draw:text-style-name="P14" draw:layer="layout" svg:x1="2.785cm" svg:y1="14.587cm" svg:x2="18.062cm" svg:y2="14.587cm">
          <text:p/>
        </draw:line>
        <draw:line draw:style-name="gr13" draw:text-style-name="P14" draw:layer="layout" svg:x1="2.785cm" svg:y1="15.892cm" svg:x2="18.062cm" svg:y2="15.892cm">
          <text:p/>
        </draw:line>
        <draw:line draw:style-name="gr13" draw:text-style-name="P14" draw:layer="layout" svg:x1="2.785cm" svg:y1="17.303cm" svg:x2="18.062cm" svg:y2="17.303cm">
          <text:p/>
        </draw:line>
        <draw:line draw:style-name="gr13" draw:text-style-name="P14" draw:layer="layout" svg:x1="2.785cm" svg:y1="18.644cm" svg:x2="18.062cm" svg:y2="18.644cm">
          <text:p/>
        </draw:line>
        <draw:line draw:style-name="gr13" draw:text-style-name="P14" draw:layer="layout" svg:x1="2.785cm" svg:y1="19.949cm" svg:x2="18.062cm" svg:y2="19.949cm">
          <text:p/>
        </draw:line>
        <draw:line draw:style-name="gr13" draw:text-style-name="P14" draw:layer="layout" svg:x1="2.785cm" svg:y1="21.466cm" svg:x2="18.062cm" svg:y2="21.466cm">
          <text:p/>
        </draw:line>
        <draw:line draw:style-name="gr13" draw:text-style-name="P14" draw:layer="layout" svg:x1="2.785cm" svg:y1="22.842cm" svg:x2="18.062cm" svg:y2="22.842cm">
          <text:p/>
        </draw:line>
        <draw:path draw:style-name="gr14" draw:text-style-name="P15" draw:layer="layout" svg:width="0.39cm" svg:height="1.377cm" svg:x="14.16cm" svg:y="18.606cm" svg:viewBox="0 0 391 1378" svg:d="M142 745c0-3 0-7 0-11s0-8 0-12 0-9 0-13c0-3 0-6 0-9s0-7 0-7c1 0 4 20 9 26 5 4 15 5 15 7 0 3-18 5-26 5-7 1-15 0-23-2-9-2-20-5-27-12-11-8-20-22-26-34-8-12-13-24-17-39-6-19-13-44-18-67-5-24-6-48-9-75-3-32-5-69-5-104 0-36 2-74 6-108 5-33 11-64 20-94 7-30 18-60 29-85 9-20 18-37 29-53 12-15 26-32 40-41 12-8 23-13 35-16 15-2 31-2 43 4 15 6 30 25 41 40s17 31 26 50c11 23 25 53 34 81 12 30 21 61 29 95 9 37 18 78 23 119 6 42 12 83 15 127 3 47 8 96 6 144 0 49-1 99-6 149-6 49-15 99-24 147-11 47-23 95-37 138-11 36-22 69-35 102-14 30-28 63-43 87-11 19-19 34-31 49-12 16-30 33-47 40-14 5-28 6-43 3-12-2-26-7-38-17-14-11-25-36-34-55-8-17-11-34-16-53-6-21-13-45-17-68-6-23-9-47-12-71-3-26-5-53-8-80 0-27 0-54 3-80 0-26 0-52 3-77s8-53 17-76c6-21 18-41 30-59 11-19 23-35 38-51 16-17 37-34 54-48 15-13 33-26 44-34 8-5 11-9 16-12 4-4 9-8 12-11 6-4 10-7 15-11 5-3 9-6 14-10l32 44c-6 3-9 7-14 10-4 3-9 6-14 10-4 3-7 6-12 9-4 4-7 7-15 12-11 9-32 23-48 35-15 12-32 25-45 40-14 13-25 28-36 44-9 15-18 31-24 49-6 19-11 42-12 64-3 24-5 49-5 73 0 25 2 51 3 76 3 25 6 50 11 74 3 23 7 45 14 66 4 21 12 42 18 61 6 17 12 37 18 50 5 9 8 18 13 21 1 2 4 2 7 3 2 0 3 0 5-1 6-3 10-9 17-15 7-10 18-25 27-41 11-21 23-49 34-77 12-30 23-62 33-97 13-40 25-87 34-132s17-93 23-139c5-47 6-94 6-140 0-47-4-95-6-140-3-42-6-82-11-122-4-39-10-79-18-114-6-32-14-62-23-90-8-27-17-54-26-76-8-18-15-35-21-47-5-8-10-17-16-20-3-2-6-1-10-1-7 1-14 3-19 7-9 6-18 16-26 27-9 13-18 28-26 46-10 22-20 49-26 76-7 28-14 57-18 88-3 32-5 68-3 101 0 34 1 70 4 100 3 26 7 49 11 71 5 20 9 41 15 57 5 12 10 23 14 31 5 7 9 13 14 16 1 1 3 2 5 3 4 1 9 1 12 1s4-1 7-2c8 0 29-3 37 3 6 5 8 27 9 27v-4c0 0 0 6 0 9 0 4 0 9 0 13s0 8 0 12 0 8 0 11zM195 745c0 15-12 27-27 27-14 0-26-12-26-27 0-14 12-27 26-27 15 0 27 13 27 27zM289 585c0 15-13 27-28 27s-26-12-26-27 11-27 26-27 28 12 28 27z">
          <text:p/>
        </draw:path>
        <draw:path draw:style-name="gr14" draw:text-style-name="P15" draw:layer="layout" svg:width="1.009cm" svg:height="1.43cm" svg:x="14.311cm" svg:y="18.669cm" svg:viewBox="0 0 1010 1431" svg:d="M560 48c-5 2-9 3-12 7-3 6-3 16-6 27-5 14-8 32-14 53-8 31-23 76-38 115-16 43-33 88-54 133-21 47-50 97-78 144s-58 95-85 140c-25 38-48 73-69 107-21 32-44 65-61 93-12 22-23 41-31 60-9 17-18 36-24 49-5 8-8 14-9 20-4 6-5 12-8 16 0 2 0 4-3 6 0 3-3 7-6 9-3 3-8 6-13 7-4 2-12 4-19 2-8-3-22-15-25-20-3-3-3-6-3-8 0-3 0-5-2-7 0-3 0-5 0-9 0-5 2-12 2-19 2-11 3-25 6-38 5-15 8-30 14-46 8-19 17-42 29-63 9-21 23-42 35-63 14-22 29-45 45-66 15-21 33-43 50-62 14-18 26-33 40-47 17-13 35-28 52-36 18-8 36-13 53-14 20-1 41 0 60 10 21 13 39 46 55 73 15 29 23 58 33 89 13 36 25 77 35 115 11 39 20 77 31 117 11 42 23 88 35 130 13 40 25 81 42 115 13 32 30 61 49 86 15 22 33 45 52 59 15 12 29 18 44 24 15 5 32 9 47 10 14 1 26 0 39-3 12-2 23-6 32-12 12-6 21-16 29-27 11-11 18-25 26-39 6-14 9-31 12-48s6-39 8-53c1-10 3-17 3-25s1-16 3-23l49 5c-2 8-2 15-3 23 0 9-2 17-2 27-3 15-3 35-6 54-3 20-6 43-15 63-6 18-17 36-28 51-12 16-27 32-43 43-15 11-33 18-50 23-18 5-37 7-57 6-21-1-44-4-64-11-23-7-46-16-66-32-24-18-49-47-70-75-20-28-38-59-55-93-19-38-34-84-48-127-13-43-26-87-35-130-12-41-18-83-27-122-10-37-17-74-28-108-9-31-18-62-29-87-9-19-17-41-28-49-7-5-15-5-24-5-12 0-26 3-38 8-12 6-24 16-35 27-15 13-27 27-40 43-15 18-29 38-43 59-13 20-27 43-38 64-12 21-21 41-30 61-10 19-17 40-22 57-4 13-7 25-9 37-3 11-3 24-5 32 0 5 0 9 0 12 0 1 0 3 0 3 0 0 0-2 0-3-1-2-1-5-3-7-3-6-15-17-24-20-6-2-14-1-20 1-5 2-9 4-11 7-3 3-6 6-7 9-2 1-2 4-2 4 0 0 0-3 2-4 1-4 4-9 6-14 3-7 6-15 12-24 6-13 17-32 28-49 10-19 21-38 36-60 17-29 38-64 60-97 20-34 43-68 66-107 26-44 53-93 81-139 27-47 53-95 74-141 22-43 40-85 57-125 17-38 35-81 44-111 8-18 9-31 14-47 6-15 12-33 18-44 5-7 11-12 16-15 3-2 4-2 6-3zM569 27c0 15-12 27-26 27-15 0-27-12-27-27s12-27 27-27c14 0 26 12 26 27zM1010 1138c0 14-11 25-26 25-12 0-23-11-23-25 0-13 11-24 23-24 15 0 26 11 26 24zM74 1000c0 20-17 37-37 37s-35-17-35-37 15-36 35-36 37 16 37 36z">
          <text:p/>
        </draw:path>
        <draw:path draw:style-name="gr14" draw:text-style-name="P15" draw:layer="layout" svg:width="3.256cm" svg:height="1.486cm" svg:x="14.143cm" svg:y="18.594cm" svg:viewBox="0 0 3257 1487" svg:d="M915 790c-2-4-5-8-8-11-2-3-3-6-6-9-3-4-8-10-11-13-1-2-3-3-4-4-2-1-3-1-3-1 0-1 4-1 6-1 1 0 1 0 1 1 2 2-4 9-6 15-3 7-5 17-6 26-3 10-3 22-5 33-1 11-1 21-1 31 0 11 1 22 1 33-1 9 0 25-1 26-2 0-2-1-3-2 0-1 0-3-2-4-3-1-6 0-7-2 0-2 9-8 12-13 6-5 9-12 14-19 6-9 10-20 16-30 5-8 10-16 14-24 5-7 8-15 11-22 3-5 4-9 6-15 3-5 6-13 9-18 0-3 2-5 3-9 5-5 17-19 28-20 9-1 21 6 27 10 5 4 6 7 8 12 3 7 6 20 6 29 2 6 2 12 3 18 0 6 2 13 3 19 0 5 2 9 2 13 3 4 6 10 4 11 0 0-1-1-1-2-2 0-5-1-5-1-3 0-4 1-4 1 0-1 3-2 4-3 2-2 5-7 8-11 4-6 9-15 14-22 4-6 6-12 9-18 4-7 7-15 12-22 2-5 5-10 6-15 3-6 8-13 11-17 1-3 3-5 4-7 5-4 19-12 27-13 9 0 19 7 26 12 4 4 6 7 9 12 3 7 6 18 9 27 3 7 3 13 6 21 2 7 5 16 8 24s4 16 9 24c3 7 6 15 9 22s6 13 11 20c3 6 9 14 12 19 3 4 6 7 9 9s8 3 12 4c5 1 13 1 19 1 7 0 17 0 24-1 9-2 17-4 26-8 11-4 20-11 28-18 12-9 23-19 35-29 12-12 26-24 38-36 12-13 25-27 37-42 14-15 27-30 40-46 14-16 26-33 38-49 12-17 23-34 34-51 9-16 18-32 26-48 6-15 12-30 16-45 5-15 8-31 11-46 2-14 2-29 2-44 1-15 0-30 0-45 0-17 0-34-2-50-3-15-4-30-9-45-3-13-9-26-14-38-6-12-12-24-18-34-6-8-12-15-18-21-7-5-13-10-19-14-6-3-12-6-18-7-5-1-9-2-14-2-6 0-12 2-17 4-4 3-9 5-12 10-6 6-12 16-17 26-6 13-12 28-15 43-5 17-8 35-11 53-3 19-3 39-4 59-2 19-4 39-4 58 2 17 2 34 5 49 3 13 8 27 14 38 3 10 9 18 15 26s14 15 23 20c6 4 11 8 18 9 8 1 17-1 26-3 11-3 22-8 33-16 12-9 24-22 35-36 12-16 24-36 35-56 14-22 26-46 37-71 10-25 21-52 30-80 11-28 20-59 28-88 9-29 17-60 23-86 3-21 6-39 9-57 3-17 5-35 5-47 1-7 0-13 0-17 0-3 0-6 0-6 0 0 0 1 0 2 1 4 15 18 23 18 7 0 21-16 24-19 0-1 0-2 0-2 0 0 0 2 0 3 0 2 0 6 0 11 0 7 0 18 0 29 0 12 0 27 0 42 2 16 2 32 3 50 0 21 2 45 2 69 1 25 1 50 1 77 0 31 0 64-1 97-2 34-2 68-5 104-3 40-9 84-12 126-5 43-11 85-14 128-6 41-11 83-14 123-4 40-9 82-12 119-3 34-3 65-6 96-2 31-3 62-5 91-1 25-3 49-3 72-1 22-3 45-3 64-1 15-1 28-3 41 0 12 0 25 0 34 0 7 0 15 0 18 0 1 0 2 0 2 0 0 0-2-1-3-2-3-8-12-14-16-5-3-11-4-16-4-4 0-10 1-15 4-3 1-6 7-7 7-2-1 4-7 6-11 1-5 4-12 6-19 3-8 6-17 9-27 3-12 6-25 9-38 3-15 8-29 11-45 3-17 7-36 12-54 3-19 8-37 12-57 5-22 10-46 14-68 6-24 11-47 15-70 5-23 11-45 16-67 4-21 10-43 15-62 5-17 8-31 12-45 3-14 8-28 11-39 3-7 1-12 6-18 3-8 11-22 20-26 6-3 18-1 24 1 7 3 10 6 14 11 5 7 8 21 11 30 1 9 1 16 3 24 3 9 5 19 8 29 1 9 4 19 6 28 3 9 6 18 9 27 1 8 5 16 8 23 3 6 6 12 7 17 2 3 5 6 6 9 2 2 6 5 6 5-1 0-6-1-7-2 0-2 4-3 7-6 5-4 10-12 14-21 5-10 12-25 17-38 6-12 12-23 17-35 6-12 12-24 15-35 5-9 8-17 11-26 3-8 6-17 9-24 3-5 5-11 6-15 0-2 2-6 2-6v4c0 0 0-2 0-4s0-4 0-7c1-2 3-6 6-9 3-4 12-10 18-9 8 0 25 14 28 18 0 1 0 2 0 3s0 2 0 3c0 2 1 3 1 6 2 4 2 10 3 17 2 10 5 26 6 37 2 10 5 19 8 28 2 8 5 16 6 24 3 7 6 14 11 20 3 6 6 11 9 15 3 5 8 9 11 12 3 2 4 4 6 5 3 1 6 1 9 1s8 0 12-1c5-1 11-2 16-4 6-2 12-4 17-8 7-4 15-11 21-17 9-7 17-16 24-25 10-10 19-21 28-32s17-23 24-36c10-13 17-27 25-41 9-14 15-29 23-45 9-16 17-32 23-48 9-17 15-34 23-49 6-14 11-27 18-39 5-13 12-28 19-38 4-7 9-12 13-18 6-5 14-11 20-15 6-3 12-5 19-5 7-1 15-1 23 2 7 3 15 11 21 17 3 4 5 7 9 12 3 6 9 15 15 22 5 8 10 15 16 24 6 10 17 22 24 34 9 12 20 25 29 39 11 15 22 32 31 47 12 16 23 32 32 48 12 15 21 29 32 44 11 14 22 28 32 41 11 14 22 27 34 40 9 12 21 25 32 36 9 11 18 19 28 29 9 8 18 19 27 25 3 4 8 6 11 11 6 6 17 16 20 25 3 7 6 12 6 20 0 10-3 25-11 34-11 12-38 19-55 25-17 5-31 4-47 7-22 4-45 9-69 13-23 4-48 8-75 12-28 5-58 10-89 15-34 4-64 9-102 12-46 5-103 8-155 11-57 3-112 5-171 7-66 2-140 3-210 5-72 1-144 2-217 2-75 1-152 1-228 1-75 0-152-1-225-2-69 0-135 0-202-1-66-1-132-2-196-2-58-1-112-2-167-2-53-1-107-2-159-2-50-1-97-1-145-1-44 0-92 0-131 1-34 0-63 1-92 1-26 1-57 1-78 1-14-1-26-1-35-1-8-1-13-1-17-2-5 0-8-1-11-2-3-2-6-3-9-6-3-4-9-13-11-19 0-6 0-13 3-18 0-4 3-6 5-9 3-2 6-5 9-7s6-3 11-5c6-3 12-6 23-9 16-4 44-10 69-14 27-5 55-9 85-12 37-3 80-5 121-7 43-2 86-3 133-5 56-2 119-4 179-6 61-1 125-3 189-5 71-1 146-3 221-5 75-1 151-3 231-4 92-2 193-4 289-6 99-2 199-4 298-5 100 0 201 0 299 0 95 0 194 1 280 1 70 1 130 0 193 1 59 0 119 1 169 2 43 0 82 0 118 1 31 0 69 0 87 1 8 0 13 0 19 0 4 1 9 1 14 1 7 0 15-1 23-1 9 0 16 0 27-1 11 0 28 0 40 0 14 0 26-1 38-2 8 0 23-4 26-2 0 1 0 2 0 3-1 2-4 10-6 10 0-1 0-3-2-5-1-2-3-5-4-8-6-4-12-8-20-12-8-5-20-10-29-15-11-5-22-9-32-13-11-5-25-9-34-13s-15-7-21-10-13-6-19-9l26-55c6 3 14 6 20 9 5 3 11 5 19 8 9 4 19 8 30 13 12 5 26 10 37 15 12 5 23 10 32 16 11 7 25 15 34 23 6 7 12 14 15 21 5 8 9 17 11 25 1 7 1 13 0 19-2 9-6 20-14 27-9 7-26 11-37 13-10 2-18 1-27 1-14 1-29 0-43 0s-29-1-40-2c-11 0-18 0-26 0-9 0-18-1-26-1-6 0-11-1-17-1-4-1-9-1-17-2-18-1-56-4-87-6-35-2-73-5-116-6-51-2-110-2-168-3-63-1-123-2-193-2-86 0-185 1-280 1-98 1-199 2-297 4-100 1-199 4-298 6-97 3-198 6-288 9-83 2-158 5-234 7-74 3-149 6-219 8-66 3-127 5-190 8-58 2-121 5-178 8-46 2-89 4-132 7-40 3-81 6-116 10-31 3-58 6-83 9-23 4-47 8-61 12-9 1-14 4-17 5-1 0-3 1-3 1 0-1 3-3 5-4 1-2 3-5 4-8 2-4 3-11 2-17 0-6-6-14-9-18-3-2-5-3-8-4h-2c0 0 5 1 11 1 8 1 20 2 34 3 20 0 49 1 75 1 29 1 58 0 92 1 41 0 87 0 131 1 48 1 95 1 145 2 52 1 107 2 161 3 55 2 108 3 167 4 62 1 128 2 194 2 67 1 133 1 202 1 73 0 150 0 225-1 76 0 151-1 226-3 74-1 147-3 217-6 71-2 143-5 209-8 59-3 114-6 169-10 52-3 108-7 152-13 38-4 67-9 98-14 32-5 61-11 90-16 26-5 49-10 72-15s46-11 66-16c18-3 41-10 49-10 3 1 6 1 7 3 2 3-6 15-6 20 0 2 2 4 2 5s1 3 0 3c0 1-8-9-14-14-9-7-17-16-26-25-9-10-20-20-31-31-12-12-23-27-35-40-10-14-23-29-32-44-12-15-23-30-32-46-11-15-20-31-29-46-11-17-22-34-32-51-9-16-19-32-28-48-9-13-18-26-26-39-7-12-17-25-24-36-5-10-11-18-14-26-5-7-9-14-12-19s-9-12-8-13l3 1c0 1-3 2-6 4-2 2-6 6-9 11-5 7-9 18-14 29-6 12-12 26-17 40-7 16-15 32-23 49-7 16-15 34-24 50-8 16-14 31-22 47-7 15-16 31-24 45s-17 28-26 41-20 25-29 37c-8 10-15 20-25 29-9 10-21 20-30 27s-19 11-28 15c-11 4-21 8-30 9-10 2-19 2-28 1s-20-4-29-8-17-11-25-18c-6-6-10-12-15-20-6-7-12-17-15-25-5-9-8-17-11-27-3-9-6-20-7-30-4-11-5-20-7-31-1-12-4-30-6-41 0-7-1-13-1-17 0-2 0-5 0-5 0 0 0 1 0 2 3 4 20 18 27 18 8 1 16-5 20-9 2-3 3-6 5-9 0-3 0-9 0-9 0 0 0 6 0 9 0 5-3 11-5 16-3 5-4 8-6 14-3 7-5 15-8 24s-6 18-9 28c-4 12-9 25-15 37-5 13-9 26-15 39-5 12-10 26-17 38-6 14-15 31-25 41-6 8-15 13-24 17-8 4-20 8-31 7-9-1-21-8-27-13-6-4-9-8-14-13-5-7-9-15-14-23-3-7-6-13-9-21-3-9-6-20-9-30-3-9-5-19-6-29-2-10-5-21-6-31-2-10-5-19-7-29-1-9-3-21-3-27 0-3-1-6 0-6 2 0 3 3 5 4 5 1 14 2 18 0 5-1 8-7 10-6 1 1-4 11-5 18-3 9-6 22-9 35-2 14-5 29-8 45-5 19-9 41-12 62-5 22-8 44-12 67-5 23-8 46-11 69-5 23-8 47-11 69-3 21-6 40-9 59-5 19-8 38-11 55-3 16-4 31-7 45-2 15-5 30-8 43-3 11-6 20-9 30s-5 22-9 30c-2 8-5 13-8 19-6 8-14 21-23 27-9 5-20 7-29 7-9-1-20-3-28-8-7-5-15-16-18-23-3-4-3-7-5-12-1-7-1-18-1-25s0-11 1-18c0-10 2-23 2-36 2-13 3-26 3-42 3-19 5-42 6-64 2-24 5-47 5-72 3-28 3-59 6-90 1-32 3-63 6-98 3-38 6-80 11-120 3-41 6-83 12-125 5-42 11-86 15-128 6-42 11-84 16-124 4-35 7-67 9-101 3-32 6-65 6-94 1-27 3-51 3-76 0-23 0-48 1-69 0-18 0-34 2-50 0-15 0-30 0-43 2-11 3-23 3-30 0-5 0-9 0-12 0-2 0-4 2-6 0-1-2-1 0-2 1-4 15-19 24-19 8 0 20 14 23 18 0 1 0 2 0 3 0 0 0 1 0 2s0 1 0 3c0 1 0 4 0 7 0 6 0 13 0 21-2 13-3 32-6 50-2 19-5 38-8 61-6 27-12 59-18 89-8 31-15 63-25 93-9 30-18 58-29 85-9 28-21 56-35 81-12 23-21 43-37 63-13 20-30 41-49 56-15 12-33 21-50 27-18 7-40 11-58 9-20-1-38-9-54-18-15-9-29-20-41-34-11-14-21-32-29-49-6-17-11-35-14-53-3-21-5-45-3-67 0-21 3-42 5-62 3-21 4-43 9-64 3-21 9-43 15-62 6-18 12-34 22-50 7-15 19-33 32-44 9-9 21-15 32-20 12-4 23-6 35-7 12 0 24 3 35 6 9 3 20 8 29 14 9 7 19 15 28 24 7 9 15 18 23 29 7 12 15 27 21 41 8 15 14 31 17 47 6 17 8 36 9 54 3 17 3 35 3 52 0 16 2 32 0 49 0 16-1 33-4 50s-6 34-11 51-11 34-17 52c-9 18-20 37-31 55-10 18-21 35-33 53-12 17-25 36-37 53s-26 34-40 51c-12 15-24 30-36 45-14 14-28 28-40 41-11 12-23 23-34 33-14 11-29 22-43 29-12 7-27 12-39 15-14 3-28 5-42 5-12 0-23-2-33-5-11-3-25-8-34-15s-18-18-26-27c-6-8-9-16-14-24-4-9-9-18-14-27-4-9-6-17-9-26s-6-19-9-28-6-18-8-26c-1-9-4-19-4-26-2-4-5-9-2-11 2-1 11 7 17 6 6 0 17-8 17-8 0 1 0 2-2 4-1 2-3 5-4 8-2 5-5 11-6 17-3 6-6 13-10 20-3 8-7 16-10 24-5 8-8 16-14 24-6 9-12 20-20 27-6 5-11 9-17 12-7 4-18 7-26 7-7 1-15-2-23-5-6-3-12-7-17-12-4-5-10-14-12-21-3-5-4-10-6-16-1-7-3-15-5-23-1-7-1-13-3-20-1-8-1-20-1-25 0-2 0-5 1-5 2 0 2 2 3 4 5 2 16 8 22 7 8-1 18-13 20-12 1 1-2 5-3 8-2 4-2 8-5 12-1 6-3 14-6 21-3 8-9 17-12 26-5 9-9 17-14 26s-9 19-14 30c-6 11-15 24-21 34-8 8-14 15-23 21-11 7-26 16-37 16-12 1-23-3-32-8s-17-13-23-22c-6-11-6-28-6-39 0-8 3-14 3-21 0-10 0-21 0-33 2-12 3-25 3-38 3-12 5-25 8-37 3-13 6-27 12-38 3-9 6-16 12-23 6-8 17-19 26-23 8-3 20-3 28-2 6 1 12 4 18 7 8 5 14 13 20 19 6 5 9 10 12 15 3 4 6 9 9 13 2 4 5 7 7 10zM965 775c0 15-12 27-27 27-16 0-28-12-28-27 0-16 12-28 28-28 15 0 27 12 27 28zM3077 911c0 17-14 31-31 31-18 0-30-14-30-31s12-30 30-30c17 0 31 13 31 30zM1796 24c0 13-11 24-23 24-15 0-24-11-24-24 0-14 9-24 24-24 12 0 23 10 23 24zM2090 762c0 15-11 27-26 27-14 0-26-12-26-27s12-26 26-26c15 0 26 11 26 26zM60 1122c0 17-12 31-29 31s-31-14-31-31 14-30 31-30 29 13 29 30z">
          <text:p/>
        </draw:path>
        <draw:path draw:style-name="gr14" draw:text-style-name="P15" draw:layer="layout" svg:width="0.412cm" svg:height="1.498cm" svg:x="15.53cm" svg:y="15.933cm" svg:viewBox="0 0 413 1499" svg:d="M63 976c-4 3-9 10-11 9-1 0 4-5 4-7 1-4 1-9 0-14-2-5-10-13-14-16-5-3-14-1-16-2 0-1 2-1 4-2 3-3 7-10 12-16 6-8 12-19 21-30 11-17 25-38 37-58 14-22 27-44 41-70 17-30 35-67 52-101 16-36 34-73 46-109 14-36 24-72 32-109 9-37 18-74 24-111 6-38 9-78 14-116 3-36 6-75 9-106 3-25 5-50 6-66 2-11 2-20 3-26 0-3-1-7 0-7 2-1 11 16 17 17 5 0 17-15 19-13 1 0 0 3 0 5 0 4-2 11-2 19-1 14-5 33-8 54-4 33-12 82-21 125-8 47-17 97-26 147-11 52-23 106-35 160-12 56-24 111-38 168-15 59-32 121-46 182-15 60-30 121-44 179-12 54-26 107-35 158-11 48-22 101-30 141-4 30-7 59-12 78-3 12-4 25-9 28-5 2-12-4-17-4-3 0-3 5-6 4-3-2 6-27 8-44 4-23 10-55 17-83 4-28 12-57 18-89 6-30 12-61 18-92 6-33 11-68 16-102 6-35 10-69 15-105 6-37 12-77 18-113 6-35 13-75 22-101 6-19 13-34 20-46 4-7 7-13 10-18 3-3 5-5 8-7s5-3 6-4c3-1 9-1 12-1 5 1 8 3 11 5 2 1 3 3 5 5 1 3 3 5 4 9 2 4 2 10 3 16 2 10 2 23 3 35 0 15 0 32-1 48 0 16-2 32-3 48-2 14-5 28-8 41-1 13-4 25-6 37-3 12-5 25-6 37-2 11-3 22-5 31 0 7-1 15-1 19 0 2 0 4 0 4 0 0 0-3-2-4 0-2 0-5-3-8s-9-9-15-10c-5-2-15 0-20 2-3 1-5 5-6 5 0-1 3-4 4-7 3-7 8-18 14-29 8-15 19-36 28-54 12-20 23-42 32-62 10-19 18-39 28-56 11-17 23-41 36-47 7-3 13-2 19 0 7 3 13 7 14 13 5 10 2 30-1 43-2 13-6 25-9 37-5 12-8 24-11 35-3 10-6 21-9 29-2 7-3 14-5 19 0 5 0 9-1 13 0 2 0 5 0 5 0 0 0-2-2-4 0-2 0-5-3-7-2-3-6-7-9-9-5-2-14-2-17-1-2 0-3 1-3 1 0 0 0-1 1-2 2-2 8-6 11-10 3-3 6-7 9-11 5-4 8-10 11-14s6-8 9-12c3-3 5-7 8-11s6-8 7-12c2-4 5-9 8-13 2-3 3-6 5-9 3-4 6-10 9-14 1-2 3-5 6-7s8-5 11-6c4-2 10-1 15-2v54c-1 0-5 0-5 0 0-1 5-1 8-2 3 0 5-2 5-2 0 0-2 2-2 3-3 3-3 8-6 12s-5 8-6 12c-3 5-8 10-11 15-3 4-6 9-9 13-3 5-6 9-9 13-3 5-6 10-11 15-4 6-9 12-15 17-3 5-9 9-14 13-3 3-6 5-9 6-3 2-6 3-8 4-6 1-15 1-21-2-5-2-8-6-9-10-2-2-3-5-5-8 0-3 0-7 0-10s0-6 0-9c0-6 3-14 3-20 3-7 5-13 6-21 3-9 8-21 11-32s8-21 12-32c3-11 8-28 11-36 3-5 4-10 6-11 3 0 6 6 9 7 3 2 9-2 11 0 1 4-6 16-9 26-6 16-17 39-25 59-9 20-18 41-27 62-9 19-21 41-29 57-4 11-9 20-14 28-1 5-4 9-7 13-2 2-3 5-5 7-3 2-4 4-8 5-4 2-15 5-21 3-6-1-12-7-15-11-2-3-3-6-5-9 0-3 0-5 0-8 0-4 0-7 0-11 0-5 2-12 3-19 0-10 3-23 5-35 3-12 6-24 9-37 2-13 6-26 9-39 3-12 5-24 8-37 3-14 4-30 6-45 3-14 3-29 3-42 0-11 0-24-2-32 0-4-1-9-1-9 1-1 3 2 3 3 3 1 6 2 9 3 2 0 6 0 8-1 1 0 3-1 3-1 0 1-6 7-9 13-6 9-14 23-20 40-8 24-14 61-20 94-6 36-11 76-15 114-5 35-10 69-14 104-5 34-9 70-14 103-6 32-12 63-17 94-6 32-10 62-18 91-6 28-11 57-18 82-7 22-14 51-22 61-3 3-6 5-11 5-4 1-12 1-16-4-8-9-2-39 1-61 3-24 9-48 15-78 8-40 19-93 28-141 12-51 23-104 35-159 12-58 28-120 40-181 12-60 26-123 38-182 11-57 20-113 32-168 11-55 19-110 29-162 12-50 24-100 35-146 11-42 21-89 28-122 4-20 7-38 9-52 1-8 3-14 3-19 0-2 0-4 0-6 1-1 0-2 1-4 3-3 14-14 20-13s16 16 17 20c0 1 0 1-1 2 0 2 0 5-2 8 0 6-1 15-3 25-2 17-6 42-9 66-3 31-6 70-11 106-5 38-9 79-15 117-6 39-12 76-20 114s-17 75-29 113c-11 38-29 77-44 114s-34 74-49 106c-12 27-23 51-37 74-12 22-26 45-36 62-8 13-14 22-20 33-8 9-17 21-25 28-4 4-9 7-17 9-7 2-21 4-27 1-8-3-14-12-17-18-3-5-3-11 0-16 3-7 11-15 14-20 3-3 6-4 9-7zM71 957c0 15-12 27-28 27-15 0-27-12-27-27s12-27 27-27c16 0 28 12 28 27zM413 805c0 15-12 27-26 27-15 0-29-12-29-27s14-27 29-27c14 0 26 12 26 27zM364 18c0 10-9 18-18 18-11 0-19-8-19-18s8-18 19-18c9 0 18 8 18 18zM239 681c0 10-9 18-20 18-10 0-20-8-20-18 0-11 10-19 20-19 11 0 20 8 20 19zM219 1001c0 15-12 27-27 27-16 0-28-12-28-27s12-27 28-27c15 0 27 12 27 27zM312 925c0 15-12 27-26 27-15 0-26-12-26-27 0-14 11-26 26-26 14 0 26 12 26 26z">
          <text:p/>
        </draw:path>
        <draw:path draw:style-name="gr14" draw:text-style-name="P15" draw:layer="layout" svg:width="0.364cm" svg:height="0.516cm" svg:x="15.756cm" svg:y="16.533cm" svg:viewBox="0 0 365 517" svg:d="M215 306c-1 1-8 3-8 2s10-4 11-8c5-4 8-11 6-17 0-7-6-18-12-22-5-4-17-3-17-5-1-2 5-3 8-5s6-5 9-8 8-8 11-11c3-4 7-8 12-12 2-3 5-6 6-9 3-3 3-7 5-10 0-3 1-5 3-8 0-3 1-7 1-7 2 0 2 2 2 4 0 1 1 4 3 5 0 1 3 2 3 2 0 0-14-4-20-8-3-4-6-9-9-13 0-3-2-6-2-9-1-3-1-7-1-11s1-9 3-15c4-8 14-18 20-26s12-14 18-21c5-6 11-12 15-18 5-6 8-11 13-17 4-6 9-12 12-18 1-4 5-8 6-10 0-2 0-4 0-4 2 0 6 14 11 18 1 2 9 3 9 5s-11 4-15 9c-8 5-16 13-23 22-9 10-19 21-28 34-12 15-23 34-35 52-14 19-26 41-40 63-15 26-35 55-52 83-18 27-35 56-50 81-13 21-22 40-32 58-10 15-19 34-26 43-1 4-3 5-3 8-2 2-3 5-3 7l-25-12c2-2 2-4 4-6 1-3 1-5 4-9 3-9 12-29 20-46 10-18 18-38 30-60 12-26 29-57 43-86 17-29 34-60 49-89 12-22 26-42 38-62 12-19 26-40 38-56 11-13 19-25 29-36 11-11 22-23 33-30 7-6 15-11 24-14 11-3 29-6 37-1 9 5 14 20 15 28 0 4-1 7-3 12-2 7-6 16-11 24-3 7-6 14-12 21-5 7-9 15-15 22-5 6-9 12-14 19-6 7-15 16-21 22-3 4-8 11-10 10 0 0 2-3 2-4 0 0 0-1-2-2-1-1-3-5-4-7-3-2-8-4-8-4 0 0 11 3 15 6 5 2 8 4 11 7 3 5 6 10 8 16 3 7 3 15 3 21-2 5-3 8-3 14-2 5-3 10-5 15-1 5-4 10-7 16-3 5-8 12-13 17-4 5-7 10-12 15-4 5-9 9-15 14-5 4-11 9-16 13-6 3-10 6-16 8-10 2-26 5-34 1s-12-16-14-24c0-6 3-12 8-17 3-5 15-10 20-11 3-1 4-1 6-1zM237 280c0 15-13 27-28 27-14 0-26-12-26-27s12-27 26-27c15 0 28 12 28 27zM26 504c0 7-6 13-12 13-8 0-14-6-14-13s6-13 14-13c6 0 12 6 12 13z">
          <text:p/>
        </draw:path>
        <draw:path draw:style-name="gr14" draw:text-style-name="P15" draw:layer="layout" svg:width="0.837cm" svg:height="0.686cm" svg:x="15.482cm" svg:y="20.198cm" svg:viewBox="0 0 838 687" svg:d="M112 177c3-4 6-8 9-13s8-10 12-15c3-4 8-8 11-11 3-4 6-7 9-9s3-3 6-5c2-1 3-3 5-4 1-1 3-2 6-3s6-2 9-2c6 0 14 2 18 7 5 5 10 22 10 27 0 3-2 5-2 7-1 2-3 4-5 7-1 4-4 9-7 15-5 8-14 21-20 32s-11 23-15 34c-5 11-11 23-16 34-4 12-9 25-12 36s-6 23-9 33c-2 9-3 19-3 26 0 6 0 11 0 14s3 6 3 7l-3-2c1-1 6-1 9-2s5-2 6-4c5-3 11-9 17-13 6-5 12-10 18-16 6-5 13-11 19-18s12-14 18-21c6-8 12-16 18-24 7-7 11-15 17-24 6-8 11-16 17-24 6-9 11-17 15-26 5-7 10-16 13-23 3-5 4-14 6-14 1-1 3 5 4 7 2 3 3 6 5 9 3 2 6 3 8 4 3 1 6 3 9 3 6-1 18-9 21-8 0 0-1 2-3 4-1 4-6 11-9 17-3 8-6 16-11 25-3 10-7 20-12 30-5 11-9 23-14 35-6 12-12 25-18 38-6 14-15 30-23 45s-15 30-25 45c-9 16-18 34-27 50s-20 33-29 48c-8 14-14 26-23 39-6 12-14 25-23 37-6 9-11 18-17 27s-15 20-20 28c-6 5-9 9-15 12-8 4-29 11-40 8-11-4-21-20-26-30-3-5-3-9-3-15 0-9 2-21 3-32 2-11 5-22 9-33 5-13 14-27 20-40 8-12 15-23 23-34s15-22 25-32c7-11 15-21 24-31 9-9 17-19 26-28 8-9 18-19 29-27 8-6 17-11 26-16 11-4 20-7 31-9 7-2 14-4 21-3 11 1 25 4 32 12 8 8 14 25 16 37 1 10 1 19 0 29-2 11-5 25-10 36-3 10-7 19-10 29-3 9-8 19-11 28-3 8-6 16-9 23s-5 13-8 18c-1 4-3 9-3 11-1 2-1 4-1 4 0 0 1-3 1-5 0-3-1-7-3-10 0-4-1-7-3-10-3-4-6-8-12-10-5-3-16-4-22-4-3 0-6 2-7 3-2 0-5 2-5 2 0 0 2-1 3-2 3-2 8-7 12-12 8-7 17-17 26-26 10-10 20-22 31-33 9-10 20-21 31-32 9-10 21-21 30-30 8-8 14-16 22-23 7-6 16-14 23-19 3-2 4-4 9-6 3-1 6-3 9-4 3 0 8-1 11 0 4 1 9 2 13 6 5 4 11 16 13 22 1 4 0 6 0 10 0 6-2 11-3 18-2 9-5 21-8 30 0 6-2 11-3 16 0 4 0 7-2 10 0 3 0 8 0 8-1 0 0-2-1-3-2-3-11-12-17-14-3-2-11-1-11-2-1-2 9-6 14-9 5-4 9-7 15-11 7-5 14-12 20-17 6-4 11-9 17-13s14-9 20-13c5-3 8-6 12-9 5-3 14-7 22-8 4-1 7-1 12 0 6 2 17 6 20 13 6 7 9 21 9 30 0 7 0 13-2 20-1 8-3 17-6 25-1 8-4 15-7 23s-6 17-11 25c-3 8-8 16-11 23-3 8-7 15-12 22-3 7-9 14-12 20-3 5-5 9-9 14-5 5-11 12-16 16-3 3-4 5-9 6-8 3-26 6-37 0-9-5-16-26-18-36-2-5 0-8 0-14 0-7 0-17 0-27s0-21 3-33c3-13 6-28 11-42 3-14 7-26 12-41 6-15 11-31 17-47 6-17 12-33 18-50 8-17 16-34 25-51 7-18 17-35 27-51 9-16 20-31 31-45s23-27 35-41c11-13 25-26 37-39 14-12 26-24 40-34 12-10 21-19 33-28 11-9 23-17 34-23 8-5 14-8 20-11 9-3 18-6 24-7 6 0 11-1 17 0 6 2 15 4 22 9 6 5 12 16 16 24 3 7 5 12 6 18 2 7 5 16 8 24 2 8 4 15 7 24 2 9 5 19 6 29 2 10 3 21 5 32 1 12 3 24 3 36s0 24 0 37c-2 12-3 25-6 38-2 12-5 25-8 37s-7 24-10 36c-5 11-9 23-15 34-3 10-8 19-12 28-5 9-11 19-17 27-6 7-13 14-19 19-6 6-13 11-21 16-8 4-17 8-26 10-8 3-17 5-26 6-11 2-23 3-34 3s-21-1-32-2c-11 0-20 0-29-2-12-3-26-7-35-14-9-8-17-20-20-31-6-11-8-21-9-34 0-15 3-34 6-50 3-14 9-31 12-41 2-5 3-9 5-13 1-4 3-7 4-10 2-4 5-9 6-13 3-5 5-8 8-13l26 13c-3 4-5 9-6 13-3 4-5 8-6 11 0 4-3 7-3 10-2 3-2 6-2 10-3 9-6 27-9 40 0 13-3 27 0 38 0 9 3 17 6 23 3 5 5 10 8 12 4 2 9 2 14 2 7 1 18 1 27 1 8-1 17-1 26-2 8-1 17-2 26-4 5-2 12-4 17-7 6-2 12-5 15-7 5-3 8-6 13-9 4-4 7-8 10-12 5-5 8-11 11-18s8-15 11-24c4-9 6-19 9-29 4-10 6-21 9-32 3-10 6-22 8-33 1-11 3-22 3-32 1-11 3-21 3-31 0-11-2-21-2-31-1-10-1-19-3-28-1-9-3-19-4-28-2-8-3-15-5-23-2-6-3-12-5-19-1-6-4-16-4-17 1-1 4 1 4 1 0 1-1 0-4 0-3 1-5 1-9 3-5 1-11 4-17 7-8 5-19 12-28 18-10 8-21 16-32 25-12 10-26 21-38 33-11 11-23 23-35 35-11 13-20 26-31 39-9 13-18 27-26 41-9 15-15 31-23 47-6 17-14 34-20 51-4 16-10 31-15 47-5 15-9 32-12 47-5 14-8 27-11 40-3 12-6 24-8 34-1 9-1 17-1 25s1 17 1 23c0 5 2 13 2 13-3 1-8-16-15-20-8-4-31 2-31 0 0-1 0-2 2-3 1-2 6-7 9-12s6-10 10-16c5-6 8-12 11-18 5-7 8-14 12-20 3-7 8-13 10-20 3-6 6-13 7-19 3-5 3-10 5-15 0-5 0-13 1-13 2 0 3 5 5 8 3 3 12 7 15 9 3 0 6-1 8 0 0 1-8 4-11 7-6 3-9 7-15 11-5 4-11 9-17 14s-11 11-17 16c-6 6-15 12-21 17-6 4-11 8-19 11-9 3-26 9-35 6s-18-13-21-19c-2-3-2-6-2-9-1-5-1-12-1-17 0-4 1-7 1-11 0-5 2-11 3-17 2-4 2-8 5-13 1-9 6-24 8-32 1-4 1-10 3-11 1 0 4 14 9 17 3 3 9 5 12 6 3 0 6 0 9-1 2 0 5-2 5-2 0 1-3 2-5 3-3 3-9 9-14 14-6 6-12 14-21 23-8 9-17 20-26 31-11 10-20 22-29 33-11 11-20 23-29 33-8 11-20 23-26 31-5 6-11 10-14 14-3 3-6 5-9 7-2 2-5 4-8 5s-4 3-9 3c-6 0-17-1-23-4-4-3-8-7-11-11-1-3-4-6-4-10-2-3-2-8-2-11 0-4 2-7 2-9 0-3 1-4 1-6 2-4 5-12 8-17 3-6 6-12 9-18 3-7 6-16 11-24 3-8 6-16 11-24 4-9 9-20 12-29 3-7 4-13 6-20 1-6 0-17 1-19 2-1 2 0 4 0 1 1 6 3 6 4s-6 0-11 0c-3 1-9 4-14 6-6 3-12 7-18 12-6 6-12 13-20 20-6 9-14 19-21 28-8 10-14 19-22 29-6 10-12 19-20 30-6 10-14 22-18 33-5 10-11 19-14 28-3 8-3 16-5 22-1 5 2 13-1 14s-11-17-20-20c-6-3-24 4-24 2-2-1 3-3 4-5 5-3 8-9 14-15 5-7 12-16 17-25 7-11 15-23 21-34 8-13 14-26 23-39 9-15 20-31 29-47s20-33 29-48 19-30 28-44c7-14 15-28 23-42 6-12 12-23 18-34 6-12 11-23 17-34 5-10 9-19 14-29 4-9 9-19 14-27 3-7 7-13 10-18 2-4 3-7 5-9 1-2 3-3 4-5 5-3 17-9 22-9 3 0 7 1 9 2 3 2 6 3 9 5 2 3 3 6 5 9 1 3 3 7 3 11 0 6-3 15-5 22-1 6-4 11-7 18-3 8-8 18-13 27-4 9-9 19-15 28s-11 18-17 27c-4 10-10 19-17 28-6 9-12 17-18 26s-14 17-20 25-12 15-20 22c-6 7-14 14-21 21-5 5-11 11-17 16-9 5-20 12-29 16-9 3-20 5-29 5-11-1-25-3-34-8s-18-15-23-24c-6-8-7-16-9-25-3-11-3-26-1-38 1-11 3-21 6-32 3-13 7-28 12-41 6-13 11-26 17-38 6-13 12-25 18-38 6-11 11-23 18-34 8-12 16-26 22-35 3-6 8-11 9-13 0-1 0-2 2-2 0 0-2 2-2 4 0 4 3 21 9 26 5 5 12 6 17 7 5 0 8-1 9-2 2-1 6-3 6-3 0 0-4 3-6 5-1 2-6 4-7 7-3 3-7 5-10 8s-6 7-9 11-6 9-10 13zM156 193c0 14-11 26-24 26-14 0-26-12-26-26s12-25 26-25c13 0 24 11 24 25zM586 271c0 8-6 14-14 14-7 0-13-6-13-14s6-15 13-15c8 0 14 7 14 15zM208 142c0 15-14 28-29 28s-26-13-26-28 11-27 26-27 29 12 29 27zM346 179c0 15-12 27-28 27-13 0-26-12-26-27 0-14 13-26 26-26 16 0 28 12 28 26zM234 577c0 19-15 34-35 34-18 0-34-15-34-34 0-18 16-34 34-34 20 0 35 16 35 34zM413 390c0 15-12 27-26 27-17 0-29-12-29-27 0-16 12-28 29-28 14 0 26 12 26 28z">
          <text:p/>
        </draw:path>
        <draw:path draw:style-name="gr14" draw:text-style-name="P15" draw:layer="layout" svg:width="0.147cm" svg:height="0.472cm" svg:x="15.985cm" svg:y="20.289cm" svg:viewBox="0 0 148 473" svg:d="M12 71c0-1 0-3 0-3 0 0 2 4 0 4 0 0-1-6-3-10-3-6-6-17-8-23-1-4-1-6 0-9 2-6 5-19 13-24 6-5 21-6 30-6 9 1 17 4 24 8 9 5 19 13 26 21 8 8 14 17 20 28 6 12 12 26 17 40 5 15 8 29 11 44 3 18 4 36 6 54 0 18 0 37-3 56-2 19-6 39-11 57-3 17-9 34-14 49-4 14-9 27-12 39-5 10-9 22-12 30-2 5-3 10-5 14 0 3-1 5-3 7 0 2 0 4-1 6-2 2-3 4-5 6-3 3-5 6-9 8-8 3-23 7-31 5-10-3-22-14-25-20-2-4-3-7-3-10-2-3-2-6-2-8s0-3 0-5c2-3 2-5 3-8 0-4 2-11 2-16 3-5 4-9 6-13 0-3 3-6 3-8l71 26c-1 4-3 7-3 10-1 2-1 3-1 5-2 2-2 7-2 9 0 1 0 3 0 3 0 0 0-2 0-3s0-4-1-6c0-3-2-7-3-10-5-6-17-17-25-20-9-2-25 2-31 5-5 2-8 5-10 8-1 2-3 4-4 5 0 1 0 2 0 2 0 0 0-2 1-4 2-3 3-9 6-15 3-8 8-19 13-30s10-21 14-34c5-14 11-31 17-47 5-15 9-30 12-46 2-15 4-30 4-46 0-15-2-30-2-45-3-13-5-26-8-37-4-11-6-22-12-30-3-7-8-14-12-19-3-4-6-8-9-10-3-1-6-1-6-2s7-2 10-5c5-3 8-15 11-15 2 0 2 6 3 9 3 6 6 16 8 21 1 3 1 5 1 8zM68 71c0 15-12 27-27 27-17 0-29-12-29-27s12-27 29-27c15 0 27 12 27 27zM99 397c0 20-15 37-37 37-20 0-39-17-39-37s19-37 39-37c22 0 37 17 37 37zM91 435c0 21-18 38-40 38s-39-17-39-38 17-38 39-38 40 17 40 38z">
          <text:p/>
        </draw:path>
        <draw:path draw:style-name="gr14" draw:text-style-name="P15" draw:layer="layout" svg:width="0.157cm" svg:height="0.508cm" svg:x="16.126cm" svg:y="20.128cm" svg:viewBox="0 0 158 509" svg:d="M99 58c0-4 0-8 0-13 0-6 0-15 0-20 2-5 3-8 6-12s9-10 16-12c4-1 12-2 16 0 7 2 14 6 17 13 5 8 5 23 3 34 0 9-1 16-4 26-5 14-11 30-16 46-4 15-10 29-15 45-6 19-12 40-17 60-3 20-9 41-12 61-3 19-6 37-9 55-3 16-5 35-5 49-1 12-3 25-3 32 0 4 0 8 2 10 1 1 3 0 4 1 5 0 17-1 17 0 0 0-3 1-4 1-2 1-4 3-4 2 0 0 5-3 8-5l45 58c-2 1-2 2-5 3-3 3-9 8-14 10-4 2-9 4-14 4-4 1-6 1-9 1-6 1-15 2-23 1-12-1-26-2-36-7-10-4-17-11-24-18s-11-15-14-25c-5-12-5-28-5-41 0-11 2-21 5-33 1-16 4-36 7-54 5-19 9-38 14-58 4-21 10-43 17-64 7-20 12-42 19-61 7-18 16-34 22-49 4-14 11-27 15-38 2-8 3-21 5-22 1 0 3 2 4 4 5 2 9 9 16 11 4 1 9 1 13-1 5-1 10-6 11-8 3-1 3-3 3-3 3 1 2 10 3 15zM154 57c0 15-12 27-27 27-16 0-28-12-28-27s12-27 28-27c15 0 27 12 27 27zM157 460c0 20-15 36-35 36-21 0-38-16-38-36 0-21 17-37 38-37 20 0 35 16 35 37z">
          <text:p/>
        </draw:path>
        <draw:path draw:style-name="gr14" draw:text-style-name="P15" draw:layer="layout" svg:width="0.227cm" svg:height="0.487cm" svg:x="16.072cm" svg:y="20.204cm" svg:viewBox="0 0 228 488" svg:d="M110 58c-8 0-17-1-22-2-1 0-3 0-3 0 0-1 2-2 3-1 0 0-1 1-1 2 0 3-3 11-3 18-2 10-2 23-5 36 0 17-3 39-3 59-1 20-1 42-3 64 0 21 0 42 0 62 0 18 2 37 3 52 2 13 3 24 6 33 2 6 3 11 5 15 3 3 6 5 9 7 3 3 9 6 12 8 5 2 11 3 17 4s14 1 20 0c5 0 11-1 15-2 2 0 5-1 5-1 0 1-5 6-5 6 0-1 3-6 5-9l56 40c-1 1-1 2-1 3-3 5-9 14-15 18-8 6-19 10-28 12-9 3-17 5-26 6-11 1-21 1-32 0s-26-3-37-6c-10-4-21-9-29-15-11-7-21-17-29-28-10-12-15-29-18-43-3-13-3-24-4-39-3-18-3-42 0-63 0-21 1-42 4-63 0-22 2-45 5-66 1-21 4-44 10-62 2-14 3-24 5-37 3-12 7-27 12-36 3-6 6-11 9-15 6-4 11-10 18-12 10-3 22-3 31-2 6 0 11 2 15 2zM137 31c0 15-12 27-27 27-14 0-26-12-26-27 0-14 12-28 26-28 15 0 27 14 27 28zM228 429c0 19-16 35-34 35-20 0-34-16-34-35s14-35 34-35c18 0 34 16 34 35z">
          <text:p/>
        </draw:path>
        <draw:path draw:style-name="gr14" draw:text-style-name="P15" draw:layer="layout" svg:width="0.599cm" svg:height="0.376cm" svg:x="15.815cm" svg:y="20.217cm" svg:viewBox="0 0 600 377" svg:d="M47 376c-5 0-9 1-12 1-2 0-5 0-6 0-2 0-3 0-5 0-1-1-3-1-6-2s-6-1-8-4c-3-3-9-12-10-19-2-7 4-17 7-22 2-2 5-4 6-5 2-1 5-2 6-2 2-1 2-1 5-2 2 0 5-1 8-1 4-1 9-2 17-4 12-3 27-8 43-13 17-4 34-10 52-15 23-7 51-12 75-20 25-6 51-13 77-20 24-7 50-14 75-23 21-8 44-16 61-26 15-8 26-17 38-26 11-9 22-19 29-30 8-9 14-20 19-30 6-11 10-24 15-35 3-9 8-18 11-27 3-8 6-17 7-22 2-1 2-2 2-4s0-4 0-6l46 9c0 2 0 3 0 5 0 3 0 6-2 10-1 6-6 17-9 25-4 10-9 20-14 30-4 11-9 23-16 35-8 12-16 25-25 37-9 13-20 26-34 37-12 11-26 23-42 33-20 12-46 23-71 33-23 10-49 18-73 27-25 8-52 17-78 25-25 8-51 16-74 22-18 5-35 9-52 14-17 3-34 7-45 10-11 1-17 3-23 3-2 1-5 1-5 1 0 0 3-1 5-2 1-1 4-2 6-5 3-5 8-15 8-22-2-6-8-15-11-19-3-2-6-3-8-4-1 0-6-1-6-1h3c3 0 9 0 14 0zM75 349c0 15-13 27-28 27s-28-12-28-27 13-27 28-27 28 12 28 27zM600 23c0 13-10 24-24 24-11 0-23-11-23-24s12-23 23-23c14 0 24 10 24 23zM55 349c0 15-13 28-28 28s-27-13-27-28 12-27 27-27 28 12 28 27z">
          <text:p/>
        </draw:path>
        <draw:path draw:style-name="gr14" draw:text-style-name="P15" draw:layer="layout" svg:width="2.68cm" svg:height="1.247cm" svg:x="14.587cm" svg:y="19.977cm" svg:viewBox="0 0 2681 1248" svg:d="M850 226c0-5 0-9 0-14 0-8 3-21 6-28 5-5 8-9 14-10 8-3 20-3 28 2 7 7 12 29 13 42 2 12 0 22 0 34-1 16-1 36-3 54-1 19-3 39-4 59-3 23-8 49-11 72-3 22-6 46-9 66-2 17-5 34-6 48 0 10-2 21 1 27 0 2 2 6 2 6-2 0-5-6-8-7-5-1-12 0-12-1s3-1 3-2c3-2 6-4 8-9 4-5 10-14 13-22 6-9 13-20 17-30 5-11 11-23 14-35 6-13 9-27 14-41 3-14 6-29 9-45 3-18 6-38 9-58 3-21 5-42 6-63 3-23 5-47 8-70 0-23 3-47 3-67 3-17 3-33 4-47 0-12 2-25 0-34-1-5-3-11-4-13 0-1 0-2 0-2 0 0 0 2 3 3 1 2 9 6 14 6 4 0 12-3 15-5 0-1 2-3 2-3 0 0-2 2-2 4 0 3-3 10-5 17-1 10-3 23-4 36 0 14 0 30-2 48 0 20-1 43-1 66 0 24 0 48 1 74 0 29 0 60 2 90 0 32 0 63 0 97 0 36-2 74-3 114-2 38-2 76-3 114-2 38-3 76-5 114 0 37-3 75-3 109-3 30-3 57-5 85-1 25-3 52-4 74 0 18 0 32 0 47s-2 31-3 44c0 10 0 17-3 27-3 12-11 32-22 40-9 8-26 9-36 9-11 0-17-3-25-7-12-6-23-17-32-26-8-6-12-12-18-19-10-9-22-19-31-27-12-8-23-16-35-23-15-9-34-17-52-24-20-8-40-14-60-20-26-6-52-10-79-14-28-4-57-7-89-9-34-3-71-5-106-7-36-2-76-4-110-5-31-2-60-3-89-4-28-1-56-2-79-3-18-1-39 3-46-2-3-2-3-5-4-9 0-6 4-17 3-22-2-4-8-6-8-8 2-3 17 0 28 0 18-1 41-2 64-5 36-4 76-12 116-20 46-8 90-20 144-31 70-15 162-33 246-49 92-16 184-33 286-48 118-17 254-33 381-45 129-12 265-22 386-26 104-4 197-3 292-1 90 1 185 6 263 10 64 3 121 6 176 10 49 4 103 8 141 12 27 3 52 6 69 8 9 1 18 3 24 3 2 0 5-1 5 0s-8 5-9 8c-2 3 1 10 1 11 0 0-1 0-3-1-3-2-12-6-20-10-11-5-30-15-43-19-6-3-10-4-16-6-7-2-13-3-19-5l11-33c6 2 12 3 18 6 6 2 12 4 20 7 12 6 32 16 44 23 8 4 16 8 20 12 5 2 6 4 8 6 3 1 3 2 5 4 1 4 3 10 1 14-1 4-6 8-9 9-3 2-5 2-6 2-3 0-6 0-11-1-6 0-15-2-26-4-17-3-40-8-66-11-38-5-91-9-142-13-55-4-110-8-173-12-78-4-173-8-263-9-95-2-188-3-291 1-119 5-257 15-384 27-127 13-263 27-381 47-101 17-190 40-280 61-84 20-174 45-246 63-52 13-95 24-141 33-40 9-84 20-122 24-26 3-47 3-70 1-20-1-43-4-54-10-6-3-11-7-12-13-3-7-5-20 0-27 9-9 34-11 49-12 15-2 29 2 46 3 21 1 53 1 79 2 29 1 58 2 90 3 34 1 72 2 109 3 35 2 75 4 110 6 31 2 60 4 89 7s58 7 85 13c25 5 46 10 69 18 20 7 43 15 60 24 17 8 32 18 44 27 14 9 25 17 35 26 11 9 20 20 28 25 3 4 6 7 8 8 1 1 3 0 3 1s-8 2-13 4c-1 2-4 6-6 6-1-1 3-16 5-25 0-11 3-23 3-36 2-15 3-30 3-47 3-22 3-49 6-75 2-27 3-54 5-83 0-34 0-72 1-109 2-37 2-76 2-114 1-38 3-76 3-114 0-40 1-78 3-114 0-33 2-64 3-95 2-31 3-63 3-91 2-26 3-50 5-75 1-23 3-47 3-68 3-17 3-33 4-48 2-15 5-32 8-44 3-9 6-17 9-23 0-4 3-8 5-11 1-3 3-5 6-7 3-3 12-7 18-7 5 1 12 5 17 7 2 3 3 5 5 8 1 3 3 6 4 10 2 6 3 13 5 21 1 12 1 28 1 43s-1 30-1 47c-2 20-2 45-3 68 0 23 0 48-2 71 0 22-1 43-3 64-1 21-3 43-6 63-3 17-6 33-9 49s-6 33-11 48c-6 14-11 28-15 41-6 13-12 27-18 39-5 11-10 19-16 27-6 10-15 21-24 28-8 6-14 10-23 13-11 3-26 4-37 0-12-3-23-15-29-24-6-8-9-16-11-26-3-16-1-38 0-55 2-16 5-30 8-48 5-21 9-46 15-69 3-23 8-46 12-68 4-19 7-38 8-57 3-17 5-35 6-50 0-12-3-30 2-33 1-1 6 2 9 3 6 1 17 4 23 2 4-1 8-5 9-7 2-1 3-4 5-3 1 0 0 12 0 18zM904 228c0 15-13 27-28 27s-26-12-26-27 11-27 26-27 28 12 28 27zM2576 799c0 9-8 17-17 17s-18-8-18-17c0-10 9-18 18-18s17 8 17 18zM1006 24c0 13-12 23-24 23-14 0-23-10-23-23s9-24 23-24c12 0 24 11 24 24zM2680 849c0 8-6 15-14 15-7 0-15-7-15-15s8-14 15-14c8 0 14 6 14 14z">
          <text:p/>
        </draw:path>
        <draw:path draw:style-name="gr14" draw:text-style-name="P15" draw:layer="layout" svg:width="2.994cm" svg:height="0.956cm" svg:x="14.105cm" svg:y="20.228cm" svg:viewBox="0 0 2995 957" svg:d="M1596 66c-8-2-17-3-25-4-7-1-13-2-23-2-9-1-24-2-35-1-12 0-23 1-38 4-17 4-38 13-58 22-25 9-48 22-78 34-37 17-89 36-136 56-51 21-101 43-158 68-66 29-144 64-216 99-75 35-151 71-223 110-75 40-150 83-219 126-67 42-136 88-191 129-45 34-89 67-118 98-23 24-55 54-52 71 3 13 29 19 49 26 26 9 58 15 98 17 55 4 130-1 202-7 78-7 159-22 246-33 98-12 205-25 311-37 108-13 219-28 330-40 118-13 237-25 355-35s239-19 349-25c103-5 198-7 294-10 93-2 186-3 272-4 76 0 150-1 217-1 60-1 133-1 168 0 17 0 25 0 37 0 11 1 20 1 29 1v23c-9 0-20 0-29-1-12 0-20 0-38 0-34-1-107-1-167-2-67 0-141 1-216 1-87 1-180 2-273 4-95 2-190 5-291 10-113 6-232 15-350 26-118 10-239 20-354 35-111 14-220 33-327 50-107 16-214 34-312 47-87 12-169 24-248 29-72 5-153 10-210 5-41-4-75-10-104-24-24-12-59-28-64-50-3-25 35-65 61-95 31-35 74-64 119-98 57-42 126-90 193-132 69-44 147-85 219-127 74-41 147-83 219-122s147-77 213-110c56-28 105-52 154-75 48-23 98-46 136-63 29-13 51-23 77-33 24-9 50-19 73-23 17-3 34-3 49-3 14 0 28 2 40 3 9 1 20 3 29 5 8 1 14 3 23 4zM1626 39c0 15-12 27-27 27-14 0-26-12-26-27s12-27 26-27c15 0 27 12 27 27zM2995 740c0 6-6 11-12 11s-11-5-11-11c0-7 5-12 11-12s12 5 12 12z">
          <text:p/>
        </draw:path>
        <draw:path draw:style-name="gr14" draw:text-style-name="P15" draw:layer="layout" svg:width="2.54cm" svg:height="1.297cm" svg:x="14.593cm" svg:y="21.353cm" svg:viewBox="0 0 2541 1298" svg:d="M1053 186c7-6 15-13 23-18 4-5 9-10 13-14 4-2 8-6 8-6 0 0-1 2-1 3-2 2-3 5-3 8 0 4 0 11 3 16s15 10 15 12c0 1-6 1-11 2-9 1-21 3-37 7-21 6-53 16-81 26-30 11-62 25-98 38-42 17-93 35-139 54-47 20-95 42-141 64-44 21-90 42-128 64-34 20-75 43-92 62-11 11-15 23-17 31-1 6-4 11-3 14 3 5 12 5 22 7 12 3 32 5 52 7 24 2 55 2 82 2 31-1 63-3 95-5 37-2 74-5 110-8 40-2 78-6 118-8 38-2 78-5 116-5 40 0 80 2 117 7 35 4 70 8 102 20 31 11 68 25 89 46 17 19 28 44 34 69 6 24 9 53 0 79-11 29-43 60-69 86s-58 46-91 69c-36 26-76 53-114 79-40 25-83 50-124 75-40 24-81 49-123 72-38 22-81 44-114 64-28 15-52 30-77 43-23 12-47 25-69 33-15 7-27 13-44 15-15 2-37 4-49-4-12-9-18-31-23-48-3-16-2-32 3-51 3-27 17-62 29-93 12-33 28-64 46-99 20-41 46-87 70-131 26-46 55-90 83-138 31-52 61-109 93-163 31-54 65-109 95-161 28-47 57-91 83-134 23-41 49-84 69-120 17-30 32-59 43-83 7-16 13-44 15-44 1 0 1 2 1 2h-1c-6 5-25 30-37 49-15 24-32 55-49 86-17 33-33 68-49 105-18 38-33 76-49 117-18 45-35 94-50 142-17 50-31 100-43 153-14 57-23 121-34 181-9 60-18 124-29 178-9 45-15 86-27 125-13 35-25 80-48 97-15 12-38 12-55 12-18-1-34-6-52-13-21-9-49-26-72-43s-46-36-70-59c-28-26-58-60-87-91-30-32-54-67-85-99-29-32-62-62-90-94-27-32-56-67-75-99-14-26-23-52-27-78-5-24-8-53 1-74 8-19 26-34 43-46 18-13 40-21 64-28 31-9 72-13 112-15s80-1 125 2c54 4 118 15 178 22 64 8 124 18 197 24 91 8 201 15 305 17 105 2 214 4 323-5 107-10 217-33 324-54 104-19 214-46 310-65 78-17 147-31 214-44 63-13 132-27 176-34 28-4 46-5 66-8 17-2 37-3 49-5 8 0 12-1 18-2 7-1 13-2 17-3l5 23c-6 1-11 2-17 3s-12 2-20 3c-12 1-32 2-49 3-20 2-38 3-66 7-44 6-113 21-174 33-67 13-138 28-216 44-94 20-203 47-307 67-108 21-220 44-329 55-107 12-219 14-324 16-104 1-214-2-306-8-75-4-136-14-202-21-60-7-121-14-175-19-44-4-84-8-124-8-35 0-70 1-99 7-23 5-41 12-57 22-12 8-27 16-32 29-6 15-3 36 0 56 3 22 12 47 26 71 17 29 45 59 71 88 29 32 61 61 93 93 31 31 60 64 90 94 28 29 60 59 87 83 25 22 45 42 68 58 20 14 41 28 58 36 15 6 29 11 41 12 8 1 16 3 23-2 12-10 23-44 31-71 12-35 18-79 27-124 11-53 19-115 28-174 9-61 15-128 29-187 12-54 29-105 44-156 17-49 34-100 52-145 17-42 37-80 55-118 19-36 40-72 60-105 17-30 34-60 52-85 17-21 38-51 52-58 8-3 14-2 20 0s14 6 17 14c3 13-11 44-22 66-10 26-29 51-45 80-22 37-46 80-71 122-26 43-55 87-81 134-29 52-58 109-87 164-29 56-60 113-87 167-26 49-52 95-75 141-23 44-46 91-66 131-17 35-34 67-46 98-11 28-20 57-25 80-3 16-3 31-3 42 0 6-1 13 2 15s8 0 12-2c11-2 26-6 41-12 19-7 42-17 63-29 26-12 49-26 77-42 35-20 75-45 113-69 38-25 78-52 116-78 40-26 80-53 118-80 37-27 72-56 107-82 32-23 68-43 94-65 21-18 44-35 53-55 6-16 5-34 2-50s-8-34-20-47c-14-15-40-25-66-34-28-10-63-17-95-21-35-4-70-4-107-4-38 1-80 4-118 7s-75 7-113 10c-37 4-75 8-112 10-33 2-66 2-98 0-29-1-61-3-87-7-21-2-38-3-57-10-16-6-41-16-47-29-6-12-3-32 3-46 3-14 12-25 26-39 20-23 61-53 96-76 40-26 83-48 126-72 46-24 95-49 142-72 46-22 97-45 139-62 37-15 69-25 103-36 29-9 63-18 87-23 17-4 29-6 42-7 7-1 13-1 18-1 4 0 8 0 12 1 6 2 14 9 18 15 4 5 5 12 4 17 0 4-2 7-4 10-1 3-3 6-4 9-3 2-5 4-8 7-4 4-14 12-21 18-6 6-12 11-20 17zM1097 206c0 15-12 27-26 27-15 0-27-12-27-27 0-14 12-27 27-27 14 0 26 13 26 27zM2541 392c0 6-6 12-12 12-5 0-11-6-11-12 0-7 6-12 11-12 6 0 12 5 12 12zM1145 162c0 14-11 26-25 26-15 0-27-12-27-26 0-15 12-27 27-27 14 0 25 12 25 27z">
          <text:p/>
        </draw:path>
        <draw:path draw:style-name="gr15" draw:text-style-name="P14" draw:layer="layout" svg:width="0.712cm" svg:height="0.758cm" svg:x="14.637cm" svg:y="17.787cm" svg:viewBox="0 0 713 759" svg:d="M118 607c-32 0-142 146-113 150 87 15 171-56 242-98 176-104 495-383 432-632-21-80-220 34-180 110 9 20 49 22 66 20l148-84-191 148c-12 19-37 57-29 83 14 62 206-124 220-124">
          <text:p/>
        </draw:path>
        <draw:path draw:style-name="gr15" draw:text-style-name="P14" draw:layer="layout" svg:width="0.632cm" svg:height="0.157cm" svg:x="15.41cm" svg:y="17.8cm" svg:viewBox="0 0 633 158" svg:d="M52 34c-35 35-89 105-15 124l166-158-41 134c41 10 81-28 104-55 14-14 46-61 32-48-46 47 20 79 61 62l66-88-26 138c29 56 133-107 139-109 31-10 95 48 95 15">
          <text:p/>
        </draw:path>
        <draw:path draw:style-name="gr15" draw:text-style-name="P14" draw:layer="layout" svg:width="0.505cm" svg:height="0.572cm" svg:x="16.015cm" svg:y="17.705cm" svg:viewBox="0 0 506 573" svg:d="M220 181c-33-34-82-92-130-107-9-2-107-1-88 18 44 44 322-39 322-90 0-10-1 22-3 32-6 36-4 65-3 101 6 117 28 233 39 348 1 10 30 107 51 87 174-175-281-494-374-304-23 43 88 36 102 36 75 0 312-12 370-72">
          <text:p/>
        </draw:path>
        <draw:path draw:style-name="gr15" draw:text-style-name="P14" draw:layer="layout" svg:width="1.436cm" svg:height="0.389cm" svg:x="14.971cm" svg:y="17.678cm" svg:viewBox="0 0 1437 390" svg:d="M1345 0c-354 0-678 61-1013 145-80 20-204 76-261 141-5 5-86 88-69 95 143 56 419-165 546-210 275-97 623-55 889-55">
          <text:p/>
        </draw:path>
        <draw:path draw:style-name="gr15" draw:text-style-name="P14" draw:layer="layout" svg:width="1.708cm" svg:height="0.292cm" svg:x="14.983cm" svg:y="17.921cm" svg:viewBox="0 0 1709 293" svg:d="M0 293c311 0 615-21 917-105 92-25 197 10 289-21 172-57 333-91 503-167">
          <text:p/>
        </draw:path>
        <draw:frame draw:style-name="gr3" draw:text-style-name="P4" draw:layer="layout" svg:width="0.422cm" svg:height="0.496cm" svg:x="17.362cm" svg:y="26.532cm">
          <draw:text-box>
            <text:p text:style-name="P3"><text:span text:style-name="T2"><text:s/></text:span></text:p>
          </draw:text-box>
        </draw:frame>
        <draw:frame draw:style-name="gr16" draw:text-style-name="P17" draw:layer="layout" svg:width="20.121cm" svg:height="5.852cm" svg:x="0.498cm" svg:y="24.404cm">
          <draw:text-box>
            <text:p text:style-name="P16"><text:span text:style-name="T19">El </text:span><text:span text:style-name="T19">desarrol</text:span><text:span text:style-name="T19">lo de la </text:span><text:span text:style-name="T19">aplicaci</text:span><text:span text:style-name="T19">ón </text:span><text:span text:style-name="T19">demostr</text:span><text:span text:style-name="T19">ó varios </text:span><text:span text:style-name="T19">problem</text:span><text:span text:style-name="T19">as, en </text:span><text:span text:style-name="T19">especial </text:span><text:span text:style-name="T19">conectá</text:span><text:span text:style-name="T19">ndolo </text:span><text:span text:style-name="T19">con </text:span><text:span text:style-name="T19">servicio</text:span><text:span text:style-name="T19">s </text:span><text:span text:style-name="T19">externos </text:span><text:span text:style-name="T19">como la </text:span><text:span text:style-name="T19">API de </text:span><text:span text:style-name="T19">google </text:span><text:span text:style-name="T19">para </text:span><text:span text:style-name="T19">manejar </text:span><text:span text:style-name="T19">ciertos </text:span><text:span text:style-name="T19">aspectos </text:span><text:span text:style-name="T19">de </text:span><text:span text:style-name="T19">informa</text:span><text:span text:style-name="T19">ción </text:span><text:span text:style-name="T19">como la </text:span><text:span text:style-name="T19">conexió</text:span><text:span text:style-name="T19">n con el </text:span><text:span text:style-name="T19">calendar</text:span><text:span text:style-name="T19">io de los </text:span><text:span text:style-name="T19">usuarios</text:span><text:span text:style-name="T19">. De </text:span><text:span text:style-name="T19">igual </text:span><text:span text:style-name="T19">manera, </text:span><text:span text:style-name="T19">implem</text:span><text:span text:style-name="T19">entar los </text:span><text:span text:style-name="T19">requisit</text:span><text:span text:style-name="T19">os del </text:span><text:span text:style-name="T19">sistema </text:span><text:span text:style-name="T19">mediant</text:span><text:span text:style-name="T19">e </text:span><text:span text:style-name="T19">express </text:span><text:span text:style-name="T19">ha </text:span><text:span text:style-name="T19">involucr</text:span><text:span text:style-name="T19">ado una </text:span><text:span text:style-name="T19">curva de </text:span><text:span text:style-name="T19">aprendi</text:span><text:span text:style-name="T19">zaje que </text:span><text:span text:style-name="T19">por </text:span><text:span text:style-name="T19">moment</text:span><text:span text:style-name="T19">os es </text:span><text:span text:style-name="T19">bastante </text:span><text:span text:style-name="T19">elevada, </text:span><text:span text:style-name="T19">brindan</text:span><text:span text:style-name="T19">do retos </text:span><text:span text:style-name="T19">que se </text:span><text:span text:style-name="T19">deben </text:span><text:span text:style-name="T19">solucion</text:span><text:span text:style-name="T19">ar. Sin </text:span><text:span text:style-name="T19">embarg</text:span><text:span text:style-name="T19">o, </text:span><text:span text:style-name="T19">hemos </text:span><text:span text:style-name="T19">trabajad</text:span><text:span text:style-name="T19">o muy </text:span><text:span text:style-name="T19">bien en </text:span><text:span text:style-name="T19">equipo, </text:span><text:span text:style-name="T19">lo que </text:span><text:span text:style-name="T19">ha </text:span><text:span text:style-name="T19">ayudado </text:span><text:span text:style-name="T19">a la </text:span><text:span text:style-name="T19">curva de </text:span><text:span text:style-name="T19">aprendi</text:span><text:span text:style-name="T19">zaje y </text:span><text:span text:style-name="T19">seguimo</text:span><text:span text:style-name="T19">s </text:span><text:span text:style-name="T19">trabajan</text:span><text:span text:style-name="T19">do con </text:span><text:span text:style-name="T19">las APIs </text:span><text:span text:style-name="T19">ya </text:span><text:span text:style-name="T19">logrand</text:span><text:span text:style-name="T19">o la </text:span><text:span text:style-name="T19">conexió</text:span><text:span text:style-name="T19">n y </text:span><text:span text:style-name="T19">continu</text:span><text:span text:style-name="T19">ando </text:span><text:span text:style-name="T19">con </text:span><text:span text:style-name="T19">nuestro </text:span><text:span text:style-name="T19">aprendi</text:span><text:span text:style-name="T19">zaje de </text:span><text:span text:style-name="T19">su </text:span><text:span text:style-name="T19">funcion</text:span><text:span text:style-name="T19">amiento</text:span><text:span text:style-name="T19">. </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Calibri" svg:font-family="Calibri"/>
    <style:font-face style:name="Cambria" svg:font-family="Cambria"/>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MX"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1.025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date>2025-03-28T00:46:01.627381600</dc:date>
    <meta:editing-duration>PT12M48S</meta:editing-duration>
    <meta:editing-cycles>1</meta:editing-cycles>
    <meta:document-statistic meta:object-count="115"/>
    <meta:generator>LibreOffice/25.2.0.3$Windows_X86_64 LibreOffice_project/e1cf4a87eb02d755bce1a01209907ea5ddc8f069</meta:generator>
  </office:meta>
</office:document-meta>
</file>